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3.3215in" style:use-optimal-column-width="false"/>
    </style:style>
    <style:style style:name="TableColumn4" style:family="table-column">
      <style:table-column-properties style:column-width="3.3451in" style:use-optimal-column-width="false"/>
    </style:style>
    <style:style style:name="Table2" style:family="table">
      <style:table-properties style:width="6.6666in" fo:margin-left="0.022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" style:family="table-column">
      <style:table-column-properties style:column-width="3.3215in" style:use-optimal-column-width="false"/>
    </style:style>
    <style:style style:name="TableColumn29" style:family="table-column">
      <style:table-column-properties style:column-width="3.3451in" style:use-optimal-column-width="false"/>
    </style:style>
    <style:style style:name="Table27" style:family="table">
      <style:table-properties style:width="6.6666in" fo:margin-left="0.0222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3.3215in" style:use-optimal-column-width="false"/>
    </style:style>
    <style:style style:name="TableColumn54" style:family="table-column">
      <style:table-column-properties style:column-width="3.3451in" style:use-optimal-column-width="false"/>
    </style:style>
    <style:style style:name="Table52" style:family="table">
      <style:table-properties style:width="6.6666in" fo:margin-left="0.0222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8" style:family="table-column">
      <style:table-column-properties style:column-width="3.3215in" style:use-optimal-column-width="false"/>
    </style:style>
    <style:style style:name="TableColumn79" style:family="table-column">
      <style:table-column-properties style:column-width="3.3451in" style:use-optimal-column-width="false"/>
    </style:style>
    <style:style style:name="Table77" style:family="table">
      <style:table-properties style:width="6.6666in" fo:margin-left="0.0222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3.3215in" style:use-optimal-column-width="false"/>
    </style:style>
    <style:style style:name="TableColumn104" style:family="table-column">
      <style:table-column-properties style:column-width="3.3451in" style:use-optimal-column-width="false"/>
    </style:style>
    <style:style style:name="Table102" style:family="table">
      <style:table-properties style:width="6.6666in" fo:margin-left="0.0222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8" style:family="table-column">
      <style:table-column-properties style:column-width="3.3215in" style:use-optimal-column-width="false"/>
    </style:style>
    <style:style style:name="TableColumn129" style:family="table-column">
      <style:table-column-properties style:column-width="3.3451in" style:use-optimal-column-width="false"/>
    </style:style>
    <style:style style:name="Table127" style:family="table">
      <style:table-properties style:width="6.6666in" fo:margin-left="0.0222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3.3215in" style:use-optimal-column-width="false"/>
    </style:style>
    <style:style style:name="TableColumn154" style:family="table-column">
      <style:table-column-properties style:column-width="3.3451in" style:use-optimal-column-width="false"/>
    </style:style>
    <style:style style:name="Table152" style:family="table">
      <style:table-properties style:width="6.6666in" fo:margin-left="0.0222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3.3215in" style:use-optimal-column-width="false"/>
    </style:style>
    <style:style style:name="TableColumn179" style:family="table-column">
      <style:table-column-properties style:column-width="3.3451in" style:use-optimal-column-width="false"/>
    </style:style>
    <style:style style:name="Table177" style:family="table">
      <style:table-properties style:width="6.6666in" fo:margin-left="0.0222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3" style:family="table-column">
      <style:table-column-properties style:column-width="3.3215in" style:use-optimal-column-width="false"/>
    </style:style>
    <style:style style:name="TableColumn204" style:family="table-column">
      <style:table-column-properties style:column-width="3.3451in" style:use-optimal-column-width="false"/>
    </style:style>
    <style:style style:name="Table202" style:family="table">
      <style:table-properties style:width="6.6666in" fo:margin-left="0.0222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weight="bold" style:font-weight-asian="bold" style:font-weight-complex="bold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min-row-height="0.7958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min-row-height="0.7958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215in" style:use-optimal-column-width="false"/>
    </style:style>
    <style:style style:name="TableColumn229" style:family="table-column">
      <style:table-column-properties style:column-width="3.3451in" style:use-optimal-column-width="false"/>
    </style:style>
    <style:style style:name="Table227" style:family="table">
      <style:table-properties style:width="6.6666in" fo:margin-left="0.0222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min-row-height="0.7958in"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min-row-height="0.7958in"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3" style:family="table-column">
      <style:table-column-properties style:column-width="3.3215in" style:use-optimal-column-width="false"/>
    </style:style>
    <style:style style:name="TableColumn254" style:family="table-column">
      <style:table-column-properties style:column-width="3.3451in" style:use-optimal-column-width="false"/>
    </style:style>
    <style:style style:name="Table252" style:family="table">
      <style:table-properties style:width="6.6666in" fo:margin-left="0.0222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min-row-height="0.7958in"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8" style:family="table-column">
      <style:table-column-properties style:column-width="3.3215in" style:use-optimal-column-width="false"/>
    </style:style>
    <style:style style:name="TableColumn279" style:family="table-column">
      <style:table-column-properties style:column-width="3.3451in" style:use-optimal-column-width="false"/>
    </style:style>
    <style:style style:name="Table277" style:family="table">
      <style:table-properties style:width="6.6666in" fo:margin-left="0.0222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min-row-height="0.5222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min-row-height="0.5222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3" style:family="table-column">
      <style:table-column-properties style:column-width="3.3215in" style:use-optimal-column-width="false"/>
    </style:style>
    <style:style style:name="TableColumn304" style:family="table-column">
      <style:table-column-properties style:column-width="3.3451in" style:use-optimal-column-width="false"/>
    </style:style>
    <style:style style:name="Table302" style:family="table">
      <style:table-properties style:width="6.6666in" fo:margin-left="0.0222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weight="bold" style:font-weight-asian="bold" style:font-weight-complex="bold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2" style:family="table-row">
      <style:table-row-properties style:min-row-height="0.5222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8" style:family="table-column">
      <style:table-column-properties style:column-width="3.3215in" style:use-optimal-column-width="false"/>
    </style:style>
    <style:style style:name="TableColumn329" style:family="table-column">
      <style:table-column-properties style:column-width="3.3451in" style:use-optimal-column-width="false"/>
    </style:style>
    <style:style style:name="Table327" style:family="table">
      <style:table-properties style:width="6.6666in" fo:margin-left="0.0222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3" style:family="table-column">
      <style:table-column-properties style:column-width="3.3215in" style:use-optimal-column-width="false"/>
    </style:style>
    <style:style style:name="TableColumn354" style:family="table-column">
      <style:table-column-properties style:column-width="3.3451in" style:use-optimal-column-width="false"/>
    </style:style>
    <style:style style:name="Table352" style:family="table">
      <style:table-properties style:width="6.6666in" fo:margin-left="0.0222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weight="bold" style:font-weight-asian="bold" style:font-weight-complex="bold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min-row-height="0.5222in"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min-row-height="0.5222in"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8" style:family="table-column">
      <style:table-column-properties style:column-width="3.3215in" style:use-optimal-column-width="false"/>
    </style:style>
    <style:style style:name="TableColumn379" style:family="table-column">
      <style:table-column-properties style:column-width="3.3451in" style:use-optimal-column-width="false"/>
    </style:style>
    <style:style style:name="Table377" style:family="table">
      <style:table-properties style:width="6.6666in" fo:margin-left="0.0222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min-row-height="0.5222in"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min-row-height="0.5222in"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3" style:family="table-column">
      <style:table-column-properties style:column-width="3.3215in" style:use-optimal-column-width="false"/>
    </style:style>
    <style:style style:name="TableColumn404" style:family="table-column">
      <style:table-column-properties style:column-width="3.3451in" style:use-optimal-column-width="false"/>
    </style:style>
    <style:style style:name="Table402" style:family="table">
      <style:table-properties style:width="6.6666in" fo:margin-left="0.0222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weight="bold" style:font-weight-asian="bold" style:font-weight-complex="bold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2" style:family="table-row">
      <style:table-row-properties style:min-row-height="0.5222in"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min-row-height="0.5222in"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8" style:family="table-column">
      <style:table-column-properties style:column-width="3.3215in" style:use-optimal-column-width="false"/>
    </style:style>
    <style:style style:name="TableColumn429" style:family="table-column">
      <style:table-column-properties style:column-width="3.3451in" style:use-optimal-column-width="false"/>
    </style:style>
    <style:style style:name="Table427" style:family="table">
      <style:table-properties style:width="6.6666in" fo:margin-left="0.0222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font-weight="bold" style:font-weight-asian="bold" style:font-weight-complex="bold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min-row-height="0.5222in"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0" style:family="table-row">
      <style:table-row-properties style:min-row-height="0.5222in"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3" style:family="table-column">
      <style:table-column-properties style:column-width="3.3215in" style:use-optimal-column-width="false"/>
    </style:style>
    <style:style style:name="TableColumn454" style:family="table-column">
      <style:table-column-properties style:column-width="3.3451in" style:use-optimal-column-width="false"/>
    </style:style>
    <style:style style:name="Table452" style:family="table">
      <style:table-properties style:width="6.6666in" fo:margin-left="0.0222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weight="bold" style:font-weight-asian="bold" style:font-weight-complex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2" style:family="table-row">
      <style:table-row-properties style:min-row-height="0.5222in"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5" style:family="table-row">
      <style:table-row-properties style:min-row-height="0.5222in"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8" style:family="table-column">
      <style:table-column-properties style:column-width="3.3215in" style:use-optimal-column-width="false"/>
    </style:style>
    <style:style style:name="TableColumn479" style:family="table-column">
      <style:table-column-properties style:column-width="3.3451in" style:use-optimal-column-width="false"/>
    </style:style>
    <style:style style:name="Table477" style:family="table">
      <style:table-properties style:width="6.6666in" fo:margin-left="0.0222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weight="bold" style:font-weight-asian="bold" style:font-weight-complex="bold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7" style:family="table-row">
      <style:table-row-properties style:min-row-height="0.5222in"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0" style:family="table-row">
      <style:table-row-properties style:min-row-height="0.5222in"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3" style:family="table-column">
      <style:table-column-properties style:column-width="3.3215in" style:use-optimal-column-width="false"/>
    </style:style>
    <style:style style:name="TableColumn504" style:family="table-column">
      <style:table-column-properties style:column-width="3.3451in" style:use-optimal-column-width="false"/>
    </style:style>
    <style:style style:name="Table502" style:family="table">
      <style:table-properties style:width="6.6666in" fo:margin-left="0.0222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2" style:family="table-row">
      <style:table-row-properties style:min-row-height="0.5222in"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5" style:family="table-row">
      <style:table-row-properties style:min-row-height="0.5222in"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8" style:family="table-column">
      <style:table-column-properties style:column-width="3.3215in" style:use-optimal-column-width="false"/>
    </style:style>
    <style:style style:name="TableColumn529" style:family="table-column">
      <style:table-column-properties style:column-width="3.3451in" style:use-optimal-column-width="false"/>
    </style:style>
    <style:style style:name="Table527" style:family="table">
      <style:table-properties style:width="6.6666in" fo:margin-left="0.0222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font-weight="bold" style:font-weight-asian="bold" style:font-weight-complex="bold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7" style:family="table-row">
      <style:table-row-properties style:min-row-height="0.5222in"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0" style:family="table-row">
      <style:table-row-properties style:min-row-height="0.5222in"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3" style:family="table-column">
      <style:table-column-properties style:column-width="3.3215in" style:use-optimal-column-width="false"/>
    </style:style>
    <style:style style:name="TableColumn554" style:family="table-column">
      <style:table-column-properties style:column-width="3.3451in" style:use-optimal-column-width="false"/>
    </style:style>
    <style:style style:name="Table552" style:family="table">
      <style:table-properties style:width="6.6666in" fo:margin-left="0.0222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2" style:family="table-row">
      <style:table-row-properties style:min-row-height="0.5222in"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5" style:family="table-row">
      <style:table-row-properties style:min-row-height="0.5222in"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8" style:family="table-column">
      <style:table-column-properties style:column-width="3.3215in" style:use-optimal-column-width="false"/>
    </style:style>
    <style:style style:name="TableColumn579" style:family="table-column">
      <style:table-column-properties style:column-width="3.3451in" style:use-optimal-column-width="false"/>
    </style:style>
    <style:style style:name="Table577" style:family="table">
      <style:table-properties style:width="6.6666in" fo:margin-left="0.0222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fo:font-weight="bold" style:font-weight-asian="bold" style:font-weight-complex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min-row-height="0.5222in"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0" style:family="table-row">
      <style:table-row-properties style:min-row-height="0.5222in"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3" style:family="table-column">
      <style:table-column-properties style:column-width="3.3215in" style:use-optimal-column-width="false"/>
    </style:style>
    <style:style style:name="TableColumn604" style:family="table-column">
      <style:table-column-properties style:column-width="3.3451in" style:use-optimal-column-width="false"/>
    </style:style>
    <style:style style:name="Table602" style:family="table">
      <style:table-properties style:width="6.6666in" fo:margin-left="0.0222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font-weight="bold" style:font-weight-asian="bold" style:font-weight-complex="bold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2" style:family="table-row">
      <style:table-row-properties style:min-row-height="0.5222in"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5" style:family="table-row">
      <style:table-row-properties style:min-row-height="0.5222in"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8" style:family="table-column">
      <style:table-column-properties style:column-width="3.3215in" style:use-optimal-column-width="false"/>
    </style:style>
    <style:style style:name="TableColumn629" style:family="table-column">
      <style:table-column-properties style:column-width="3.3451in" style:use-optimal-column-width="false"/>
    </style:style>
    <style:style style:name="Table627" style:family="table">
      <style:table-properties style:width="6.6666in" fo:margin-left="0.0222in" table:align="lef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font-weight="bold" style:font-weight-asian="bold" style:font-weight-complex="bold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3" style:family="table-column">
      <style:table-column-properties style:column-width="3.3215in" style:use-optimal-column-width="false"/>
    </style:style>
    <style:style style:name="TableColumn654" style:family="table-column">
      <style:table-column-properties style:column-width="3.3451in" style:use-optimal-column-width="false"/>
    </style:style>
    <style:style style:name="Table652" style:family="table">
      <style:table-properties style:width="6.6666in" fo:margin-left="0.0222in" table:align="lef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weight="bold" style:font-weight-asian="bold" style:font-weight-complex="bold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78" style:family="table-column">
      <style:table-column-properties style:column-width="3.3215in" style:use-optimal-column-width="false"/>
    </style:style>
    <style:style style:name="TableColumn679" style:family="table-column">
      <style:table-column-properties style:column-width="3.3451in" style:use-optimal-column-width="false"/>
    </style:style>
    <style:style style:name="Table677" style:family="table">
      <style:table-properties style:width="6.6666in" fo:margin-left="0.0222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fo:font-weight="bold" style:font-weight-asian="bold" style:font-weight-complex="bold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7" style:family="table-row">
      <style:table-row-properties style:min-row-height="0.5222in"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0" style:family="table-row">
      <style:table-row-properties style:min-row-height="0.5222in"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3" style:family="table-column">
      <style:table-column-properties style:column-width="3.3215in" style:use-optimal-column-width="false"/>
    </style:style>
    <style:style style:name="TableColumn704" style:family="table-column">
      <style:table-column-properties style:column-width="3.3451in" style:use-optimal-column-width="false"/>
    </style:style>
    <style:style style:name="Table702" style:family="table">
      <style:table-properties style:width="6.6666in" fo:margin-left="0.0222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font-weight="bold" style:font-weight-asian="bold" style:font-weight-complex="bold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2" style:family="table-row">
      <style:table-row-properties style:min-row-height="0.7958in"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28" style:family="table-column">
      <style:table-column-properties style:column-width="3.3215in" style:use-optimal-column-width="false"/>
    </style:style>
    <style:style style:name="TableColumn729" style:family="table-column">
      <style:table-column-properties style:column-width="3.3451in" style:use-optimal-column-width="false"/>
    </style:style>
    <style:style style:name="Table727" style:family="table">
      <style:table-properties style:width="6.6666in" fo:margin-left="0.0222in" table:align="lef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fo:font-weight="bold" style:font-weight-asian="bold" style:font-weight-complex="bold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7" style:family="table-row">
      <style:table-row-properties style:min-row-height="0.7958in"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3" style:family="table-column">
      <style:table-column-properties style:column-width="3.3215in" style:use-optimal-column-width="false"/>
    </style:style>
    <style:style style:name="TableColumn754" style:family="table-column">
      <style:table-column-properties style:column-width="3.3451in" style:use-optimal-column-width="false"/>
    </style:style>
    <style:style style:name="Table752" style:family="table">
      <style:table-properties style:width="6.6666in" fo:margin-left="0.0222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font-weight="bold" style:font-weight-asian="bold" style:font-weight-complex="bold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2" style:family="table-row">
      <style:table-row-properties style:min-row-height="0.7958in"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78" style:family="table-column">
      <style:table-column-properties style:column-width="3.3215in" style:use-optimal-column-width="false"/>
    </style:style>
    <style:style style:name="TableColumn779" style:family="table-column">
      <style:table-column-properties style:column-width="3.3451in" style:use-optimal-column-width="false"/>
    </style:style>
    <style:style style:name="Table777" style:family="table">
      <style:table-properties style:width="6.6666in" fo:margin-left="0.0222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fo:font-weight="bold" style:font-weight-asian="bold" style:font-weight-complex="bold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7" style:family="table-row">
      <style:table-row-properties style:min-row-height="0.7958in"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3" style:family="table-column">
      <style:table-column-properties style:column-width="3.3215in" style:use-optimal-column-width="false"/>
    </style:style>
    <style:style style:name="TableColumn804" style:family="table-column">
      <style:table-column-properties style:column-width="3.3451in" style:use-optimal-column-width="false"/>
    </style:style>
    <style:style style:name="Table802" style:family="table">
      <style:table-properties style:width="6.6666in" fo:margin-left="0.0222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fo:font-weight="bold" style:font-weight-asian="bold" style:font-weight-complex="bold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28" style:family="table-column">
      <style:table-column-properties style:column-width="3.3215in" style:use-optimal-column-width="false"/>
    </style:style>
    <style:style style:name="TableColumn829" style:family="table-column">
      <style:table-column-properties style:column-width="3.3451in" style:use-optimal-column-width="false"/>
    </style:style>
    <style:style style:name="Table827" style:family="table">
      <style:table-properties style:width="6.6666in" fo:margin-left="0.0222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fo:font-weight="bold" style:font-weight-asian="bold" style:font-weight-complex="bold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PECIFICA DEI REQUISITI</text:p>
      <text:p text:style-name="Textbody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Nome</text:p>
          </table:table-cell>
          <table:table-cell table:style-name="TableCell7">
            <text:p text:style-name="P8">Login</text:p>
          </table:table-cell>
        </table:table-row>
        <table:table-row table:style-name="TableRow9">
          <table:table-cell table:style-name="TableCell10">
            <text:p text:style-name="TableContents">Codice</text:p>
          </table:table-cell>
          <table:table-cell table:style-name="TableCell11">
            <text:p text:style-name="TableContents">SR01</text:p>
          </table:table-cell>
        </table:table-row>
        <table:table-row table:style-name="TableRow12">
          <table:table-cell table:style-name="TableCell13">
            <text:p text:style-name="TableContents">Funzionalità</text:p>
          </table:table-cell>
          <table:table-cell table:style-name="TableCell14">
            <text:p text:style-name="TableContents">Consente l'accesso di un amministratore o di un utente al sistema</text:p>
          </table:table-cell>
        </table:table-row>
        <table:table-row table:style-name="TableRow15">
          <table:table-cell table:style-name="TableCell16">
            <text:p text:style-name="TableContents"><text:bookmark-start text:name="__DdeLink__6270_952417402"/>Origine (stakeholder)<text:bookmark-end text:name="__DdeLink__6270_952417402"/></text:p>
          </table:table-cell>
          <table:table-cell table:style-name="TableCell17">
            <text:p text:style-name="TableContents">Utente non loggato</text:p>
          </table:table-cell>
        </table:table-row>
        <table:table-row table:style-name="TableRow18">
          <table:table-cell table:style-name="TableCell19">
            <text:p text:style-name="TableContents">Priorità</text:p>
          </table:table-cell>
          <table:table-cell table:style-name="TableCell20">
            <text:p text:style-name="TableContents">100/100</text:p>
          </table:table-cell>
        </table:table-row>
        <table:table-row table:style-name="TableRow21">
          <table:table-cell table:style-name="TableCell22">
            <text:p text:style-name="TableContents">Stato</text:p>
          </table:table-cell>
          <table:table-cell table:style-name="TableCell23">
            <text:p text:style-name="TableContents">Implementato</text:p>
          </table:table-cell>
        </table:table-row>
        <table:table-row table:style-name="TableRow24">
          <table:table-cell table:style-name="TableCell25">
            <text:p text:style-name="TableContents">Parola chiave</text:p>
          </table:table-cell>
          <table:table-cell table:style-name="TableCell26">
            <text:p text:style-name="TableContents">Must 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Nome</text:p>
          </table:table-cell>
          <table:table-cell table:style-name="TableCell32">
            <text:p text:style-name="P33">Logout</text:p>
          </table:table-cell>
        </table:table-row>
        <table:table-row table:style-name="TableRow34">
          <table:table-cell table:style-name="TableCell35">
            <text:p text:style-name="TableContents">Codice</text:p>
          </table:table-cell>
          <table:table-cell table:style-name="TableCell36">
            <text:p text:style-name="TableContents">SR02</text:p>
          </table:table-cell>
        </table:table-row>
        <table:table-row table:style-name="TableRow37">
          <table:table-cell table:style-name="TableCell38">
            <text:p text:style-name="TableContents">Funzionalità</text:p>
          </table:table-cell>
          <table:table-cell table:style-name="TableCell39">
            <text:p text:style-name="TableContents">Consente ad un utente di uscire dal sistema.</text:p>
          </table:table-cell>
        </table:table-row>
        <table:table-row table:style-name="TableRow40">
          <table:table-cell table:style-name="TableCell41">
            <text:p text:style-name="TableContents">Origine (stakeholder)</text:p>
          </table:table-cell>
          <table:table-cell table:style-name="TableCell42">
            <text:p text:style-name="TableContents">Utente loggato, Utente amministratore loggato</text:p>
          </table:table-cell>
        </table:table-row>
        <table:table-row table:style-name="TableRow43">
          <table:table-cell table:style-name="TableCell44">
            <text:p text:style-name="TableContents">Priorità</text:p>
          </table:table-cell>
          <table:table-cell table:style-name="TableCell45">
            <text:p text:style-name="TableContents">75/100</text:p>
          </table:table-cell>
        </table:table-row>
        <table:table-row table:style-name="TableRow46">
          <table:table-cell table:style-name="TableCell47">
            <text:p text:style-name="TableContents">Stato</text:p>
          </table:table-cell>
          <table:table-cell table:style-name="TableCell48">
            <text:p text:style-name="TableContents">Implementato</text:p>
          </table:table-cell>
        </table:table-row>
        <table:table-row table:style-name="TableRow49">
          <table:table-cell table:style-name="TableCell50">
            <text:p text:style-name="TableContents">Parola<text:s/>chiave</text:p>
          </table:table-cell>
          <table:table-cell table:style-name="TableCell51">
            <text:p text:style-name="Table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TableContents">Nome</text:p>
          </table:table-cell>
          <table:table-cell table:style-name="TableCell57">
            <text:p text:style-name="P58">Modifica profilo utente</text:p>
          </table:table-cell>
        </table:table-row>
        <table:table-row table:style-name="TableRow59">
          <table:table-cell table:style-name="TableCell60">
            <text:p text:style-name="TableContents">Codice</text:p>
          </table:table-cell>
          <table:table-cell table:style-name="TableCell61">
            <text:p text:style-name="TableContents">SR03</text:p>
          </table:table-cell>
        </table:table-row>
        <table:table-row table:style-name="TableRow62">
          <table:table-cell table:style-name="TableCell63">
            <text:p text:style-name="TableContents">Funzionalità</text:p>
          </table:table-cell>
          <table:table-cell table:style-name="TableCell64">
            <text:p text:style-name="TableContents">Consente <text:s/>un utente registrato nel sistema di modificare le proprie credenziali.</text:p>
          </table:table-cell>
        </table:table-row>
        <table:table-row table:style-name="TableRow65">
          <table:table-cell table:style-name="TableCell66">
            <text:p text:style-name="TableContents">Origine (stakeholder)</text:p>
          </table:table-cell>
          <table:table-cell table:style-name="TableCell67">
            <text:p text:style-name="TableContents">Utente loggato</text:p>
          </table:table-cell>
        </table:table-row>
        <table:table-row table:style-name="TableRow68">
          <table:table-cell table:style-name="TableCell69">
            <text:p text:style-name="TableContents">Priorità</text:p>
          </table:table-cell>
          <table:table-cell table:style-name="TableCell70">
            <text:p text:style-name="TableContents">50/100</text:p>
          </table:table-cell>
        </table:table-row>
        <table:table-row table:style-name="TableRow71">
          <table:table-cell table:style-name="TableCell72">
            <text:p text:style-name="TableContents">Stato</text:p>
          </table:table-cell>
          <table:table-cell table:style-name="TableCell73">
            <text:p text:style-name="TableContents">Implementato (Web app)</text:p>
          </table:table-cell>
        </table:table-row>
        <table:table-row table:style-name="TableRow74">
          <table:table-cell table:style-name="TableCell75">
            <text:p text:style-name="TableContents">Parola<text:s/>chiave</text:p>
          </table:table-cell>
          <table:table-cell table:style-name="TableCell76">
            <text:p text:style-name="Table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soft-page-break/>
            <text:p text:style-name="TableContents">Nome</text:p>
          </table:table-cell>
          <table:table-cell table:style-name="TableCell82">
            <text:p text:style-name="P83">Elimina profilo Utente</text:p>
          </table:table-cell>
        </table:table-row>
        <table:table-row table:style-name="TableRow84">
          <table:table-cell table:style-name="TableCell85">
            <text:p text:style-name="TableContents">Codice</text:p>
          </table:table-cell>
          <table:table-cell table:style-name="TableCell86">
            <text:p text:style-name="TableContents">SR04</text:p>
          </table:table-cell>
        </table:table-row>
        <table:table-row table:style-name="TableRow87">
          <table:table-cell table:style-name="TableCell88">
            <text:p text:style-name="TableContents">Funzionalità</text:p>
          </table:table-cell>
          <table:table-cell table:style-name="TableCell89">
            <text:p text:style-name="TableContents">Consente <text:s/>ad un utente registrato nel sistema di eliminare il proprio profilo.</text:p>
          </table:table-cell>
        </table:table-row>
        <table:table-row table:style-name="TableRow90">
          <table:table-cell table:style-name="TableCell91">
            <text:p text:style-name="TableContents">Origine (stakeholder)</text:p>
          </table:table-cell>
          <table:table-cell table:style-name="TableCell92">
            <text:p text:style-name="TableContents">Utente loggato</text:p>
          </table:table-cell>
        </table:table-row>
        <table:table-row table:style-name="TableRow93">
          <table:table-cell table:style-name="TableCell94">
            <text:p text:style-name="TableContents">Priorità</text:p>
          </table:table-cell>
          <table:table-cell table:style-name="TableCell95">
            <text:p text:style-name="TableContents">50/100</text:p>
          </table:table-cell>
        </table:table-row>
        <table:table-row table:style-name="TableRow96">
          <table:table-cell table:style-name="TableCell97">
            <text:p text:style-name="TableContents">Stato</text:p>
          </table:table-cell>
          <table:table-cell table:style-name="TableCell98">
            <text:p text:style-name="TableContents">Non implementato</text:p>
          </table:table-cell>
        </table:table-row>
        <table:table-row table:style-name="TableRow99">
          <table:table-cell table:style-name="TableCell100">
            <text:p text:style-name="TableContents">Parola chiave</text:p>
          </table:table-cell>
          <table:table-cell table:style-name="TableCell101">
            <text:p text:style-name="TableContents">Must have</text:p>
          </table:table-cell>
        </table:table-row>
      </table:table>
      <text:p text:style-name="Standard"/>
      <text:p text:style-name="Standard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TableContents">Nome</text:p>
          </table:table-cell>
          <table:table-cell table:style-name="TableCell107">
            <text:p text:style-name="P108">Modifica profilo amministratore</text:p>
          </table:table-cell>
        </table:table-row>
        <table:table-row table:style-name="TableRow109">
          <table:table-cell table:style-name="TableCell110">
            <text:p text:style-name="TableContents">Codice</text:p>
          </table:table-cell>
          <table:table-cell table:style-name="TableCell111">
            <text:p text:style-name="TableContents">SR05</text:p>
          </table:table-cell>
        </table:table-row>
        <table:table-row table:style-name="TableRow112">
          <table:table-cell table:style-name="TableCell113">
            <text:p text:style-name="TableContents">Funzionalità</text:p>
          </table:table-cell>
          <table:table-cell table:style-name="TableCell114">
            <text:p text:style-name="TableContents">Consente ad un amministratore<text:s/>registrato nel sistema di modificare le proprie credenziali.</text:p>
          </table:table-cell>
        </table:table-row>
        <table:table-row table:style-name="TableRow115">
          <table:table-cell table:style-name="TableCell116">
            <text:p text:style-name="TableContents">Origine (stakeholder)</text:p>
          </table:table-cell>
          <table:table-cell table:style-name="TableCell117">
            <text:p text:style-name="TableContents">Utente amministratore</text:p>
          </table:table-cell>
        </table:table-row>
        <table:table-row table:style-name="TableRow118">
          <table:table-cell table:style-name="TableCell119">
            <text:p text:style-name="TableContents">Priorità</text:p>
          </table:table-cell>
          <table:table-cell table:style-name="TableCell120">
            <text:p text:style-name="TableContents">50/100</text:p>
          </table:table-cell>
        </table:table-row>
        <table:table-row table:style-name="TableRow121">
          <table:table-cell table:style-name="TableCell122">
            <text:p text:style-name="TableContents">Stato</text:p>
          </table:table-cell>
          <table:table-cell table:style-name="TableCell123">
            <text:p text:style-name="TableContents">Implementato (Standalone app)</text:p>
          </table:table-cell>
        </table:table-row>
        <table:table-row table:style-name="TableRow124">
          <table:table-cell table:style-name="TableCell125">
            <text:p text:style-name="TableContents">Parola chiave</text:p>
          </table:table-cell>
          <table:table-cell table:style-name="TableCell126">
            <text:p text:style-name="TableContents">Must<text:s text:c="2"/>have</text:p>
          </table:table-cell>
        </table:table-row>
      </table:table>
      <text:p text:style-name="Standard"/>
      <text:p text:style-name="Standard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TableContents">Nome</text:p>
          </table:table-cell>
          <table:table-cell table:style-name="TableCell132">
            <text:p text:style-name="P133">Elimina profilo amministratore</text:p>
          </table:table-cell>
        </table:table-row>
        <table:table-row table:style-name="TableRow134">
          <table:table-cell table:style-name="TableCell135">
            <text:p text:style-name="TableContents">Codice</text:p>
          </table:table-cell>
          <table:table-cell table:style-name="TableCell136">
            <text:p text:style-name="TableContents">SR06</text:p>
          </table:table-cell>
        </table:table-row>
        <table:table-row table:style-name="TableRow137">
          <table:table-cell table:style-name="TableCell138">
            <text:p text:style-name="TableContents">Funzionalità</text:p>
          </table:table-cell>
          <table:table-cell table:style-name="TableCell139">
            <text:p text:style-name="TableContents">Consente <text:s/>un amministratore<text:s/>registrato nel sistema di eliminare il proprio profilo.</text:p>
          </table:table-cell>
        </table:table-row>
        <table:table-row table:style-name="TableRow140">
          <table:table-cell table:style-name="TableCell141">
            <text:p text:style-name="TableContents"><text:bookmark-start text:name="__DdeLink__4922_1565811571"/>Origine (stakeholder)<text:bookmark-end text:name="__DdeLink__4922_1565811571"/></text:p>
          </table:table-cell>
          <table:table-cell table:style-name="TableCell142">
            <text:p text:style-name="TableContents">Utente amministratore</text:p>
          </table:table-cell>
        </table:table-row>
        <table:table-row table:style-name="TableRow143">
          <table:table-cell table:style-name="TableCell144">
            <text:p text:style-name="TableContents">Priorità</text:p>
          </table:table-cell>
          <table:table-cell table:style-name="TableCell145">
            <text:p text:style-name="TableContents">50/100</text:p>
          </table:table-cell>
        </table:table-row>
        <table:table-row table:style-name="TableRow146">
          <table:table-cell table:style-name="TableCell147">
            <text:p text:style-name="TableContents">Stato</text:p>
          </table:table-cell>
          <table:table-cell table:style-name="TableCell148">
            <text:p text:style-name="TableContents">Non implementato</text:p>
          </table:table-cell>
        </table:table-row>
        <table:table-row table:style-name="TableRow149">
          <table:table-cell table:style-name="TableCell150">
            <text:p text:style-name="TableContents">Parola chiave</text:p>
          </table:table-cell>
          <table:table-cell table:style-name="TableCell151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TableContents">Nome</text:p>
          </table:table-cell>
          <table:table-cell table:style-name="TableCell157">
            <text:p text:style-name="P158">Registrazione Utente</text:p>
          </table:table-cell>
        </table:table-row>
        <table:table-row table:style-name="TableRow159">
          <table:table-cell table:style-name="TableCell160">
            <text:p text:style-name="TableContents">Codice</text:p>
          </table:table-cell>
          <table:table-cell table:style-name="TableCell161">
            <text:p text:style-name="TableContents">SR07</text:p>
          </table:table-cell>
        </table:table-row>
        <table:table-row table:style-name="TableRow162">
          <table:table-cell table:style-name="TableCell163">
            <text:p text:style-name="TableContents">Funzionalità</text:p>
          </table:table-cell>
          <table:table-cell table:style-name="TableCell164">
            <text:p text:style-name="TableContents">Consente ad un <text:s/>utente non registrato<text:s/>di registrarsi all'interno del sito come utente.</text:p>
          </table:table-cell>
        </table:table-row>
        <table:table-row table:style-name="TableRow165">
          <table:table-cell table:style-name="TableCell166">
            <text:p text:style-name="TableContents">Origine (stakeholder)</text:p>
          </table:table-cell>
          <table:table-cell table:style-name="TableCell167">
            <text:p text:style-name="TableContents">Utente generico</text:p>
          </table:table-cell>
        </table:table-row>
        <table:table-row table:style-name="TableRow168">
          <table:table-cell table:style-name="TableCell169">
            <text:p text:style-name="TableContents">Priorità</text:p>
          </table:table-cell>
          <table:table-cell table:style-name="TableCell170">
            <text:p text:style-name="TableContents">100/100</text:p>
          </table:table-cell>
        </table:table-row>
        <table:table-row table:style-name="TableRow171">
          <table:table-cell table:style-name="TableCell172">
            <text:p text:style-name="TableContents">Stato</text:p>
          </table:table-cell>
          <table:table-cell table:style-name="TableCell173">
            <text:p text:style-name="TableContents">Implementato (Web app)</text:p>
          </table:table-cell>
        </table:table-row>
        <table:table-row table:style-name="TableRow174">
          <table:table-cell table:style-name="TableCell175">
            <text:p text:style-name="TableContents">Parola chiave</text:p>
          </table:table-cell>
          <table:table-cell table:style-name="TableCell176">
            <text:p text:style-name="TableContents">Must<text:s/>have</text:p>
          </table:table-cell>
        </table:table-row>
      </table:table>
      <text:p text:style-name="Standard"/>
      <text:p text:style-name="Standard"/>
      <text:p text:style-name="Standard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TableContents">Nome</text:p>
          </table:table-cell>
          <table:table-cell table:style-name="TableCell182">
            <text:p text:style-name="P183">Crea nuovo amministratore</text:p>
          </table:table-cell>
        </table:table-row>
        <table:table-row table:style-name="TableRow184">
          <table:table-cell table:style-name="TableCell185">
            <text:p text:style-name="TableContents">Codice</text:p>
          </table:table-cell>
          <table:table-cell table:style-name="TableCell186">
            <text:p text:style-name="TableContents">SR08</text:p>
          </table:table-cell>
        </table:table-row>
        <table:table-row table:style-name="TableRow187">
          <table:table-cell table:style-name="TableCell188">
            <text:p text:style-name="TableContents">Funzionalità</text:p>
          </table:table-cell>
          <table:table-cell table:style-name="TableCell189">
            <text:p text:style-name="TableContents">Consente ad un amministratore di nominare un nuovo amministratore di sistema.</text:p>
          </table:table-cell>
        </table:table-row>
        <table:table-row table:style-name="TableRow190">
          <table:table-cell table:style-name="TableCell191">
            <text:p text:style-name="TableContents">Origine (stakeholder)</text:p>
          </table:table-cell>
          <table:table-cell table:style-name="TableCell192">
            <text:p text:style-name="TableContents">Utente amministratore</text:p>
          </table:table-cell>
        </table:table-row>
        <table:table-row table:style-name="TableRow193">
          <table:table-cell table:style-name="TableCell194">
            <text:p text:style-name="TableContents">Priorità</text:p>
          </table:table-cell>
          <table:table-cell table:style-name="TableCell195">
            <text:p text:style-name="TableContents">100/100</text:p>
          </table:table-cell>
        </table:table-row>
        <table:table-row table:style-name="TableRow196">
          <table:table-cell table:style-name="TableCell197">
            <text:p text:style-name="TableContents">Stato</text:p>
          </table:table-cell>
          <table:table-cell table:style-name="TableCell198">
            <text:p text:style-name="TableContents">Implementato (Standalone app)</text:p>
          </table:table-cell>
        </table:table-row>
        <table:table-row table:style-name="TableRow199">
          <table:table-cell table:style-name="TableCell200">
            <text:p text:style-name="TableContents">Parola<text:s/>chiave</text:p>
          </table:table-cell>
          <table:table-cell table:style-name="TableCell201">
            <text:p text:style-name="TableContents">Must <text:s/>have</text:p>
          </table:table-cell>
        </table:table-row>
      </table:table>
      <text:p text:style-name="Standard"/>
      <text:p text:style-name="Standard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TableContents">Nome</text:p>
          </table:table-cell>
          <table:table-cell table:style-name="TableCell207">
            <text:p text:style-name="P208">Ricerca locazioni</text:p>
          </table:table-cell>
        </table:table-row>
        <table:table-row table:style-name="TableRow209">
          <table:table-cell table:style-name="TableCell210">
            <text:p text:style-name="TableContents">Codice</text:p>
          </table:table-cell>
          <table:table-cell table:style-name="TableCell211">
            <text:p text:style-name="TableContents">SR09</text:p>
          </table:table-cell>
        </table:table-row>
        <table:table-row table:style-name="TableRow212">
          <table:table-cell table:style-name="TableCell213">
            <text:p text:style-name="TableContents">Funzionalità</text:p>
          </table:table-cell>
          <table:table-cell table:style-name="TableCell214">
            <text:p text:style-name="TableContents">Consente ad un utente registrato di ricercare locazioni all'interno del sistema in base alla provincia e in base al prezzo(per una notte) calcolato per il numero di giorni voluti.</text:p>
          </table:table-cell>
        </table:table-row>
        <table:table-row table:style-name="TableRow215">
          <table:table-cell table:style-name="TableCell216">
            <text:p text:style-name="TableContents">Origine (stakeholder)</text:p>
          </table:table-cell>
          <table:table-cell table:style-name="TableCell217">
            <text:p text:style-name="TableContents">Utente loggato</text:p>
          </table:table-cell>
        </table:table-row>
        <table:table-row table:style-name="TableRow218">
          <table:table-cell table:style-name="TableCell219">
            <text:p text:style-name="TableContents">Priorità</text:p>
          </table:table-cell>
          <table:table-cell table:style-name="TableCell220">
            <text:p text:style-name="TableContents">80/100</text:p>
          </table:table-cell>
        </table:table-row>
        <table:table-row table:style-name="TableRow221">
          <table:table-cell table:style-name="TableCell222">
            <text:p text:style-name="TableContents">Stato</text:p>
          </table:table-cell>
          <table:table-cell table:style-name="TableCell223">
            <text:p text:style-name="TableContents">Implementato (Web app)</text:p>
          </table:table-cell>
        </table:table-row>
        <table:table-row table:style-name="TableRow224">
          <table:table-cell table:style-name="TableCell225">
            <text:p text:style-name="TableContents">Parola chiave</text:p>
          </table:table-cell>
          <table:table-cell table:style-name="TableCell226">
            <text:p text:style-name="TableContents">Must<text:s text:c="2"/>have</text:p>
          </table:table-cell>
        </table:table-row>
      </table:table>
      <text:p text:style-name="Standard"/>
      <text:p text:style-name="Standard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TableContents">Nome</text:p>
          </table:table-cell>
          <table:table-cell table:style-name="TableCell232">
            <text:p text:style-name="P233">Visualizzazione locazioni sistema</text:p>
          </table:table-cell>
        </table:table-row>
        <table:table-row table:style-name="TableRow234">
          <table:table-cell table:style-name="TableCell235">
            <text:p text:style-name="TableContents">Codice</text:p>
          </table:table-cell>
          <table:table-cell table:style-name="TableCell236">
            <text:p text:style-name="TableContents">SR10</text:p>
          </table:table-cell>
        </table:table-row>
        <table:table-row table:style-name="TableRow237">
          <table:table-cell table:style-name="TableCell238">
            <text:p text:style-name="TableContents">Funzionalità</text:p>
          </table:table-cell>
          <table:table-cell table:style-name="TableCell239">
            <text:p text:style-name="TableContents">Consente ad un utente registrato di visualizzare le proprie locazioni all'interno del sistema.</text:p>
          </table:table-cell>
        </table:table-row>
        <table:table-row table:style-name="TableRow240">
          <table:table-cell table:style-name="TableCell241">
            <text:p text:style-name="TableContents">Origine (stakeholder)</text:p>
          </table:table-cell>
          <table:table-cell table:style-name="TableCell242">
            <text:p text:style-name="TableContents">Utente loggato</text:p>
          </table:table-cell>
        </table:table-row>
        <table:table-row table:style-name="TableRow243">
          <table:table-cell table:style-name="TableCell244">
            <text:p text:style-name="TableContents">Priorità</text:p>
          </table:table-cell>
          <table:table-cell table:style-name="TableCell245">
            <text:p text:style-name="TableContents">50/100</text:p>
          </table:table-cell>
        </table:table-row>
        <table:table-row table:style-name="TableRow246">
          <table:table-cell table:style-name="TableCell247">
            <text:p text:style-name="TableContents">Stato</text:p>
          </table:table-cell>
          <table:table-cell table:style-name="TableCell248">
            <text:p text:style-name="TableContents">Implementato (Web app)</text:p>
          </table:table-cell>
        </table:table-row>
        <table:table-row table:style-name="TableRow249">
          <table:table-cell table:style-name="TableCell250">
            <text:p text:style-name="TableContents">Parola chiave</text:p>
          </table:table-cell>
          <table:table-cell table:style-name="TableCell251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52">
        <table:table-columns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TableContents">Nome</text:p>
          </table:table-cell>
          <table:table-cell table:style-name="TableCell257">
            <text:p text:style-name="P258">Visualizza Aiuto</text:p>
          </table:table-cell>
        </table:table-row>
        <table:table-row table:style-name="TableRow259">
          <table:table-cell table:style-name="TableCell260">
            <text:p text:style-name="TableContents">Codice</text:p>
          </table:table-cell>
          <table:table-cell table:style-name="TableCell261">
            <text:p text:style-name="TableContents">SR11</text:p>
          </table:table-cell>
        </table:table-row>
        <table:table-row table:style-name="TableRow262">
          <table:table-cell table:style-name="TableCell263">
            <text:p text:style-name="TableContents">Funzionalità</text:p>
          </table:table-cell>
          <table:table-cell table:style-name="TableCell264">
            <text:p text:style-name="TableContents">Consente ad un generico utente di visualizzare risposte a domande di altri utenti circa la navigazione e comprensione del sito.</text:p>
          </table:table-cell>
        </table:table-row>
        <table:table-row table:style-name="TableRow265">
          <table:table-cell table:style-name="TableCell266">
            <text:p text:style-name="TableContents">Origine (stakeholder)</text:p>
          </table:table-cell>
          <table:table-cell table:style-name="TableCell267">
            <text:p text:style-name="TableContents">Utente</text:p>
          </table:table-cell>
        </table:table-row>
        <table:table-row table:style-name="TableRow268">
          <table:table-cell table:style-name="TableCell269">
            <text:p text:style-name="TableContents">Priorità</text:p>
          </table:table-cell>
          <table:table-cell table:style-name="TableCell270">
            <text:p text:style-name="TableContents">40/100</text:p>
          </table:table-cell>
        </table:table-row>
        <table:table-row table:style-name="TableRow271">
          <table:table-cell table:style-name="TableCell272">
            <text:p text:style-name="TableContents">Stato</text:p>
          </table:table-cell>
          <table:table-cell table:style-name="TableCell273">
            <text:p text:style-name="TableContents">Implementato<text:s/>(Web app)</text:p>
          </table:table-cell>
        </table:table-row>
        <table:table-row table:style-name="TableRow274">
          <table:table-cell table:style-name="TableCell275">
            <text:p text:style-name="TableContents">Parola chiave</text:p>
          </table:table-cell>
          <table:table-cell table:style-name="TableCell276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TableContents">Nome</text:p>
          </table:table-cell>
          <table:table-cell table:style-name="TableCell282">
            <text:p text:style-name="P283">Inserisci locazione</text:p>
          </table:table-cell>
        </table:table-row>
        <table:table-row table:style-name="TableRow284">
          <table:table-cell table:style-name="TableCell285">
            <text:p text:style-name="TableContents">Codice</text:p>
          </table:table-cell>
          <table:table-cell table:style-name="TableCell286">
            <text:p text:style-name="TableContents">SR12</text:p>
          </table:table-cell>
        </table:table-row>
        <table:table-row table:style-name="TableRow287">
          <table:table-cell table:style-name="TableCell288">
            <text:p text:style-name="TableContents">Funzionalità</text:p>
          </table:table-cell>
          <table:table-cell table:style-name="TableCell289">
            <text:p text:style-name="TableContents">Consente ad un utente locatore<text:s/>di inserire una nuova locazione all'interno del sito.</text:p>
          </table:table-cell>
        </table:table-row>
        <table:table-row table:style-name="TableRow290">
          <table:table-cell table:style-name="TableCell291">
            <text:p text:style-name="TableContents">Origine (stakeholder)</text:p>
          </table:table-cell>
          <table:table-cell table:style-name="TableCell292">
            <text:p text:style-name="TableContents">Utente loggato</text:p>
          </table:table-cell>
        </table:table-row>
        <table:table-row table:style-name="TableRow293">
          <table:table-cell table:style-name="TableCell294">
            <text:p text:style-name="TableContents">Priorità</text:p>
          </table:table-cell>
          <table:table-cell table:style-name="TableCell295">
            <text:p text:style-name="TableContents">100/100</text:p>
          </table:table-cell>
        </table:table-row>
        <table:table-row table:style-name="TableRow296">
          <table:table-cell table:style-name="TableCell297">
            <text:p text:style-name="TableContents">Stato</text:p>
          </table:table-cell>
          <table:table-cell table:style-name="TableCell298">
            <text:p text:style-name="TableContents">Implementato (Web app)</text:p>
          </table:table-cell>
        </table:table-row>
        <table:table-row table:style-name="TableRow299">
          <table:table-cell table:style-name="TableCell300">
            <text:p text:style-name="TableContents">Parola chiave</text:p>
          </table:table-cell>
          <table:table-cell table:style-name="TableCell301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TableContents">Nome</text:p>
          </table:table-cell>
          <table:table-cell table:style-name="TableCell307">
            <text:p text:style-name="P308">Modifica locazione</text:p>
          </table:table-cell>
        </table:table-row>
        <table:table-row table:style-name="TableRow309">
          <table:table-cell table:style-name="TableCell310">
            <text:p text:style-name="TableContents">Codice</text:p>
          </table:table-cell>
          <table:table-cell table:style-name="TableCell311">
            <text:p text:style-name="TableContents">SR13</text:p>
          </table:table-cell>
        </table:table-row>
        <table:table-row table:style-name="TableRow312">
          <table:table-cell table:style-name="TableCell313">
            <text:p text:style-name="TableContents">Funzionalità</text:p>
          </table:table-cell>
          <table:table-cell table:style-name="TableCell314">
            <text:p text:style-name="TableContents">Consente ad un amministratore di modificare una locazione all'interno del sito.</text:p>
          </table:table-cell>
        </table:table-row>
        <table:table-row table:style-name="TableRow315">
          <table:table-cell table:style-name="TableCell316">
            <text:p text:style-name="TableContents"><text:bookmark-start text:name="__DdeLink__4924_1565811571"/>Origine (stakeholder)<text:bookmark-end text:name="__DdeLink__4924_1565811571"/></text:p>
          </table:table-cell>
          <table:table-cell table:style-name="TableCell317">
            <text:p text:style-name="TableContents">Utente loggato</text:p>
          </table:table-cell>
        </table:table-row>
        <table:table-row table:style-name="TableRow318">
          <table:table-cell table:style-name="TableCell319">
            <text:p text:style-name="TableContents">Priorità</text:p>
          </table:table-cell>
          <table:table-cell table:style-name="TableCell320">
            <text:p text:style-name="TableContents">45/100</text:p>
          </table:table-cell>
        </table:table-row>
        <table:table-row table:style-name="TableRow321">
          <table:table-cell table:style-name="TableCell322">
            <text:p text:style-name="TableContents">Stato</text:p>
          </table:table-cell>
          <table:table-cell table:style-name="TableCell323">
            <text:p text:style-name="TableContents">Non implementato</text:p>
          </table:table-cell>
        </table:table-row>
        <table:table-row table:style-name="TableRow324">
          <table:table-cell table:style-name="TableCell325">
            <text:p text:style-name="TableContents">Parola chiave</text:p>
          </table:table-cell>
          <table:table-cell table:style-name="TableCell326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TableContents">Nome</text:p>
          </table:table-cell>
          <table:table-cell table:style-name="TableCell332">
            <text:p text:style-name="P333">Elimina locazione</text:p>
          </table:table-cell>
        </table:table-row>
        <table:table-row table:style-name="TableRow334">
          <table:table-cell table:style-name="TableCell335">
            <text:p text:style-name="TableContents">Codice</text:p>
          </table:table-cell>
          <table:table-cell table:style-name="TableCell336">
            <text:p text:style-name="TableContents">SR14</text:p>
          </table:table-cell>
        </table:table-row>
        <table:table-row table:style-name="TableRow337">
          <table:table-cell table:style-name="TableCell338">
            <text:p text:style-name="TableContents">Funzionalità</text:p>
          </table:table-cell>
          <table:table-cell table:style-name="TableCell339">
            <text:p text:style-name="TableContents">Consente <text:s/>un utente<text:s/>registrato nel sistema di eliminare una locazione di sua proprietà <text:s/>all'interno del sistema (e conseguentemente i dati ad essa correlati).</text:p>
          </table:table-cell>
        </table:table-row>
        <table:table-row table:style-name="TableRow340">
          <table:table-cell table:style-name="TableCell341">
            <text:p text:style-name="TableContents">Origine (stakeholder)</text:p>
          </table:table-cell>
          <table:table-cell table:style-name="TableCell342">
            <text:p text:style-name="TableContents">Utente loggato, Utente amministratore</text:p>
          </table:table-cell>
        </table:table-row>
        <table:table-row table:style-name="TableRow343">
          <table:table-cell table:style-name="TableCell344">
            <text:p text:style-name="TableContents">Priorità</text:p>
          </table:table-cell>
          <table:table-cell table:style-name="TableCell345">
            <text:p text:style-name="TableContents">60/100</text:p>
          </table:table-cell>
        </table:table-row>
        <table:table-row table:style-name="TableRow346">
          <table:table-cell table:style-name="TableCell347">
            <text:p text:style-name="TableContents">Stato</text:p>
          </table:table-cell>
          <table:table-cell table:style-name="TableCell348">
            <text:p text:style-name="TableContents">Implementato (Web app)</text:p>
          </table:table-cell>
        </table:table-row>
        <table:table-row table:style-name="TableRow349">
          <table:table-cell table:style-name="TableCell350">
            <text:p text:style-name="TableContents">Parola<text:s/>chiave</text:p>
          </table:table-cell>
          <table:table-cell table:style-name="TableCell351">
            <text:p text:style-name="TableContents">Must <text:s/>have</text:p>
          </table:table-cell>
        </table:table-row>
      </table:table>
      <text:p text:style-name="Standard"/>
      <text:p text:style-name="Standard"/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TableContents">Nome</text:p>
          </table:table-cell>
          <table:table-cell table:style-name="TableCell357">
            <text:p text:style-name="P358">Visualizzazione profilo utente</text:p>
          </table:table-cell>
        </table:table-row>
        <table:table-row table:style-name="TableRow359">
          <table:table-cell table:style-name="TableCell360">
            <text:p text:style-name="TableContents">Codice</text:p>
          </table:table-cell>
          <table:table-cell table:style-name="TableCell361">
            <text:p text:style-name="TableContents">SR15</text:p>
          </table:table-cell>
        </table:table-row>
        <table:table-row table:style-name="TableRow362">
          <table:table-cell table:style-name="TableCell363">
            <text:p text:style-name="TableContents">Funzionalità</text:p>
          </table:table-cell>
          <table:table-cell table:style-name="TableCell364">
            <text:p text:style-name="TableContents">Consente ad utente di visualizzare il proprio profilo, le proprie generalità.</text:p>
          </table:table-cell>
        </table:table-row>
        <table:table-row table:style-name="TableRow365">
          <table:table-cell table:style-name="TableCell366">
            <text:p text:style-name="TableContents">Origine (stakeholder)</text:p>
          </table:table-cell>
          <table:table-cell table:style-name="TableCell367">
            <text:p text:style-name="TableContents">Utente loggato, Utente amministratore</text:p>
          </table:table-cell>
        </table:table-row>
        <table:table-row table:style-name="TableRow368">
          <table:table-cell table:style-name="TableCell369">
            <text:p text:style-name="TableContents">Priorità</text:p>
          </table:table-cell>
          <table:table-cell table:style-name="TableCell370">
            <text:p text:style-name="TableContents">75/100</text:p>
          </table:table-cell>
        </table:table-row>
        <table:table-row table:style-name="TableRow371">
          <table:table-cell table:style-name="TableCell372">
            <text:p text:style-name="TableContents">Stato</text:p>
          </table:table-cell>
          <table:table-cell table:style-name="TableCell373">
            <text:p text:style-name="TableContents">Implementato (Web app)</text:p>
          </table:table-cell>
        </table:table-row>
        <table:table-row table:style-name="TableRow374">
          <table:table-cell table:style-name="TableCell375">
            <text:p text:style-name="TableContents">Parola chiave</text:p>
          </table:table-cell>
          <table:table-cell table:style-name="TableCell376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TableContents">Nome</text:p>
          </table:table-cell>
          <table:table-cell table:style-name="TableCell382">
            <text:p text:style-name="P383">Visualizzazione profilo amministratore</text:p>
          </table:table-cell>
        </table:table-row>
        <table:table-row table:style-name="TableRow384">
          <table:table-cell table:style-name="TableCell385">
            <text:p text:style-name="TableContents">Codice</text:p>
          </table:table-cell>
          <table:table-cell table:style-name="TableCell386">
            <text:p text:style-name="TableContents">SR16</text:p>
          </table:table-cell>
        </table:table-row>
        <table:table-row table:style-name="TableRow387">
          <table:table-cell table:style-name="TableCell388">
            <text:p text:style-name="TableContents">Funzionalità</text:p>
          </table:table-cell>
          <table:table-cell table:style-name="TableCell389">
            <text:p text:style-name="TableContents">Consente ad un amministratore di visualizzare il proprio profilo, le proprie generalità.</text:p>
          </table:table-cell>
        </table:table-row>
        <table:table-row table:style-name="TableRow390">
          <table:table-cell table:style-name="TableCell391">
            <text:p text:style-name="TableContents">Origine (stakeholder)</text:p>
          </table:table-cell>
          <table:table-cell table:style-name="TableCell392">
            <text:p text:style-name="TableContents">Utente amministratore</text:p>
          </table:table-cell>
        </table:table-row>
        <table:table-row table:style-name="TableRow393">
          <table:table-cell table:style-name="TableCell394">
            <text:p text:style-name="TableContents">Priorità</text:p>
          </table:table-cell>
          <table:table-cell table:style-name="TableCell395">
            <text:p text:style-name="TableContents">75/100</text:p>
          </table:table-cell>
        </table:table-row>
        <table:table-row table:style-name="TableRow396">
          <table:table-cell table:style-name="TableCell397">
            <text:p text:style-name="TableContents">Stato</text:p>
          </table:table-cell>
          <table:table-cell table:style-name="TableCell398">
            <text:p text:style-name="TableContents">Implementato<text:s/>(Standalone app)</text:p>
          </table:table-cell>
        </table:table-row>
        <table:table-row table:style-name="TableRow399">
          <table:table-cell table:style-name="TableCell400">
            <text:p text:style-name="TableContents">Parola chiave</text:p>
          </table:table-cell>
          <table:table-cell table:style-name="TableCell401">
            <text:p text:style-name="Table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TableContents">Nome</text:p>
          </table:table-cell>
          <table:table-cell table:style-name="TableCell407">
            <text:p text:style-name="P408">Aggiungi feedback</text:p>
          </table:table-cell>
        </table:table-row>
        <table:table-row table:style-name="TableRow409">
          <table:table-cell table:style-name="TableCell410">
            <text:p text:style-name="TableContents">Codice</text:p>
          </table:table-cell>
          <table:table-cell table:style-name="TableCell411">
            <text:p text:style-name="TableContents">SR17</text:p>
          </table:table-cell>
        </table:table-row>
        <table:table-row table:style-name="TableRow412">
          <table:table-cell table:style-name="TableCell413">
            <text:p text:style-name="TableContents">Funzionalità</text:p>
          </table:table-cell>
          <table:table-cell table:style-name="TableCell414">
            <text:p text:style-name="TableContents">Consente ad un Utente di aggiungere una valutazione numerica e un eventuale commento su una locazione dove ha soggiornato</text:p>
          </table:table-cell>
        </table:table-row>
        <table:table-row table:style-name="TableRow415">
          <table:table-cell table:style-name="TableCell416">
            <text:p text:style-name="TableContents">Origine (stakeholder)</text:p>
          </table:table-cell>
          <table:table-cell table:style-name="TableCell417">
            <text:p text:style-name="TableContents">Utente<text:s/>loggato, utente generico, utente amministratore</text:p>
          </table:table-cell>
        </table:table-row>
        <table:table-row table:style-name="TableRow418">
          <table:table-cell table:style-name="TableCell419">
            <text:p text:style-name="TableContents">Priorità</text:p>
          </table:table-cell>
          <table:table-cell table:style-name="TableCell420">
            <text:p text:style-name="TableContents">30/100</text:p>
          </table:table-cell>
        </table:table-row>
        <table:table-row table:style-name="TableRow421">
          <table:table-cell table:style-name="TableCell422">
            <text:p text:style-name="TableContents">Stato</text:p>
          </table:table-cell>
          <table:table-cell table:style-name="TableCell423">
            <text:p text:style-name="TableContents">Non implementato</text:p>
          </table:table-cell>
        </table:table-row>
        <table:table-row table:style-name="TableRow424">
          <table:table-cell table:style-name="TableCell425">
            <text:p text:style-name="TableContents">Parola chiave</text:p>
          </table:table-cell>
          <table:table-cell table:style-name="TableCell426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427">
        <table:table-columns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TableContents">Nome</text:p>
          </table:table-cell>
          <table:table-cell table:style-name="TableCell432">
            <text:p text:style-name="P433">Visualizza feedback</text:p>
          </table:table-cell>
        </table:table-row>
        <table:table-row table:style-name="TableRow434">
          <table:table-cell table:style-name="TableCell435">
            <text:p text:style-name="TableContents">Codice</text:p>
          </table:table-cell>
          <table:table-cell table:style-name="TableCell436">
            <text:p text:style-name="TableContents">SR18</text:p>
          </table:table-cell>
        </table:table-row>
        <table:table-row table:style-name="TableRow437">
          <table:table-cell table:style-name="TableCell438">
            <text:p text:style-name="TableContents">Funzionalità</text:p>
          </table:table-cell>
          <table:table-cell table:style-name="TableCell439">
            <text:p text:style-name="TableContents">Consente ad un Utente di consultare la media delle valutazioni e la lista di commenti relativi alla locazione che sta visualizzando</text:p>
          </table:table-cell>
        </table:table-row>
        <table:table-row table:style-name="TableRow440">
          <table:table-cell table:style-name="TableCell441">
            <text:p text:style-name="TableContents">Origine (stakeholder)</text:p>
          </table:table-cell>
          <table:table-cell table:style-name="TableCell442">
            <text:p text:style-name="TableContents">Utente loggato, utente generico,<text:s/>utente amministratore</text:p>
          </table:table-cell>
        </table:table-row>
        <table:table-row table:style-name="TableRow443">
          <table:table-cell table:style-name="TableCell444">
            <text:p text:style-name="TableContents">Priorità</text:p>
          </table:table-cell>
          <table:table-cell table:style-name="TableCell445">
            <text:p text:style-name="TableContents">25/100</text:p>
          </table:table-cell>
        </table:table-row>
        <table:table-row table:style-name="TableRow446">
          <table:table-cell table:style-name="TableCell447">
            <text:p text:style-name="TableContents">Stato</text:p>
          </table:table-cell>
          <table:table-cell table:style-name="TableCell448">
            <text:p text:style-name="TableContents">Non implementato</text:p>
          </table:table-cell>
        </table:table-row>
        <table:table-row table:style-name="TableRow449">
          <table:table-cell table:style-name="TableCell450">
            <text:p text:style-name="TableContents">Parola chiave</text:p>
          </table:table-cell>
          <table:table-cell table:style-name="TableCell451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TableContents">Nome</text:p>
          </table:table-cell>
          <table:table-cell table:style-name="TableCell457">
            <text:p text:style-name="P458">Effettua prenotazione</text:p>
          </table:table-cell>
        </table:table-row>
        <table:table-row table:style-name="TableRow459">
          <table:table-cell table:style-name="TableCell460">
            <text:p text:style-name="TableContents">Codice</text:p>
          </table:table-cell>
          <table:table-cell table:style-name="TableCell461">
            <text:p text:style-name="TableContents">SR19</text:p>
          </table:table-cell>
        </table:table-row>
        <table:table-row table:style-name="TableRow462">
          <table:table-cell table:style-name="TableCell463">
            <text:p text:style-name="TableContents">Funzionalità</text:p>
          </table:table-cell>
          <table:table-cell table:style-name="TableCell464">
            <text:p text:style-name="TableContents">Consente ad un Utente di effettuare una prenotazione relativa ad una locazione presente nel sistema.</text:p>
          </table:table-cell>
        </table:table-row>
        <table:table-row table:style-name="TableRow465">
          <table:table-cell table:style-name="TableCell466">
            <text:p text:style-name="TableContents">Origine (stakeholder)</text:p>
          </table:table-cell>
          <table:table-cell table:style-name="TableCell467">
            <text:p text:style-name="TableContents">Utente loggato</text:p>
          </table:table-cell>
        </table:table-row>
        <table:table-row table:style-name="TableRow468">
          <table:table-cell table:style-name="TableCell469">
            <text:p text:style-name="TableContents">Priorità</text:p>
          </table:table-cell>
          <table:table-cell table:style-name="TableCell470">
            <text:p text:style-name="TableContents">100/100</text:p>
          </table:table-cell>
        </table:table-row>
        <table:table-row table:style-name="TableRow471">
          <table:table-cell table:style-name="TableCell472">
            <text:p text:style-name="TableContents">Stato</text:p>
          </table:table-cell>
          <table:table-cell table:style-name="TableCell473">
            <text:p text:style-name="TableContents">Implementato (Web app)</text:p>
          </table:table-cell>
        </table:table-row>
        <table:table-row table:style-name="TableRow474">
          <table:table-cell table:style-name="TableCell475">
            <text:p text:style-name="TableContents">Parola chiave</text:p>
          </table:table-cell>
          <table:table-cell table:style-name="TableCell476">
            <text:p text:style-name="TableContents">Must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77">
        <table:table-columns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TableContents">Nome</text:p>
          </table:table-cell>
          <table:table-cell table:style-name="TableCell482">
            <text:p text:style-name="P483">Visualizza prenotazione</text:p>
          </table:table-cell>
        </table:table-row>
        <table:table-row table:style-name="TableRow484">
          <table:table-cell table:style-name="TableCell485">
            <text:p text:style-name="TableContents">Codice</text:p>
          </table:table-cell>
          <table:table-cell table:style-name="TableCell486">
            <text:p text:style-name="TableContents">SR20</text:p>
          </table:table-cell>
        </table:table-row>
        <table:table-row table:style-name="TableRow487">
          <table:table-cell table:style-name="TableCell488">
            <text:p text:style-name="TableContents">Funzionalità</text:p>
          </table:table-cell>
          <table:table-cell table:style-name="TableCell489">
            <text:p text:style-name="TableContents">Consente ad un Utente di visualizzare una prenotazione precedentemente effettuata come</text:p>
            <text:p text:style-name="TableContents">viaggiatore e ad un proprietario di visualizzare i viaggiatori prenotati alle<text:s/>proprie locazioni</text:p>
          </table:table-cell>
        </table:table-row>
        <table:table-row table:style-name="TableRow490">
          <table:table-cell table:style-name="TableCell491">
            <text:p text:style-name="TableContents">Origine (stakeholder)</text:p>
          </table:table-cell>
          <table:table-cell table:style-name="TableCell492">
            <text:p text:style-name="TableContents">Utente loggato</text:p>
          </table:table-cell>
        </table:table-row>
        <table:table-row table:style-name="TableRow493">
          <table:table-cell table:style-name="TableCell494">
            <text:p text:style-name="TableContents">Priorità</text:p>
          </table:table-cell>
          <table:table-cell table:style-name="TableCell495">
            <text:p text:style-name="TableContents">70/100</text:p>
          </table:table-cell>
        </table:table-row>
        <table:table-row table:style-name="TableRow496">
          <table:table-cell table:style-name="TableCell497">
            <text:p text:style-name="TableContents">Stato</text:p>
          </table:table-cell>
          <table:table-cell table:style-name="TableCell498">
            <text:p text:style-name="TableContents">Implementato (Web app)</text:p>
          </table:table-cell>
        </table:table-row>
        <table:table-row table:style-name="TableRow499">
          <table:table-cell table:style-name="TableCell500">
            <text:p text:style-name="TableContents">Parola chiave</text:p>
          </table:table-cell>
          <table:table-cell table:style-name="TableCell501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TableContents">Nome</text:p>
          </table:table-cell>
          <table:table-cell table:style-name="TableCell507">
            <text:p text:style-name="P508">Cancella prenotazione</text:p>
          </table:table-cell>
        </table:table-row>
        <table:table-row table:style-name="TableRow509">
          <table:table-cell table:style-name="TableCell510">
            <text:p text:style-name="TableContents">Codice</text:p>
          </table:table-cell>
          <table:table-cell table:style-name="TableCell511">
            <text:p text:style-name="TableContents">SR21</text:p>
          </table:table-cell>
        </table:table-row>
        <table:table-row table:style-name="TableRow512">
          <table:table-cell table:style-name="TableCell513">
            <text:p text:style-name="TableContents">Funzionalità</text:p>
          </table:table-cell>
          <table:table-cell table:style-name="TableCell514">
            <text:p text:style-name="TableContents">Consente ad un Utente di cancellare una prenotazione precedentemente effettuata come viaggiatore</text:p>
          </table:table-cell>
        </table:table-row>
        <table:table-row table:style-name="TableRow515">
          <table:table-cell table:style-name="TableCell516">
            <text:p text:style-name="TableContents">Origine (stakeholder)</text:p>
          </table:table-cell>
          <table:table-cell table:style-name="TableCell517">
            <text:p text:style-name="TableContents">Utente loggato</text:p>
          </table:table-cell>
        </table:table-row>
        <table:table-row table:style-name="TableRow518">
          <table:table-cell table:style-name="TableCell519">
            <text:p text:style-name="TableContents">Priorità</text:p>
          </table:table-cell>
          <table:table-cell table:style-name="TableCell520">
            <text:p text:style-name="TableContents">70/100</text:p>
          </table:table-cell>
        </table:table-row>
        <table:table-row table:style-name="TableRow521">
          <table:table-cell table:style-name="TableCell522">
            <text:p text:style-name="TableContents">Stato</text:p>
          </table:table-cell>
          <table:table-cell table:style-name="TableCell523">
            <text:p text:style-name="TableContents">Implementato (Web app)</text:p>
          </table:table-cell>
        </table:table-row>
        <table:table-row table:style-name="TableRow524">
          <table:table-cell table:style-name="TableCell525">
            <text:p text:style-name="TableContents">Parola<text:s/>chiave</text:p>
          </table:table-cell>
          <table:table-cell table:style-name="TableCell526">
            <text:p text:style-name="TableContents">Should <text:s/>have</text:p>
          </table:table-cell>
        </table:table-row>
      </table:table>
      <text:p text:style-name="Standard"/>
      <text:p text:style-name="Standard"/>
      <text:p text:style-name="Standard"/>
      <table:table table:style-name="Table527">
        <table:table-columns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TableContents">Nome</text:p>
          </table:table-cell>
          <table:table-cell table:style-name="TableCell532">
            <text:p text:style-name="P533">Modifica prenotazione</text:p>
          </table:table-cell>
        </table:table-row>
        <table:table-row table:style-name="TableRow534">
          <table:table-cell table:style-name="TableCell535">
            <text:p text:style-name="TableContents">Codice</text:p>
          </table:table-cell>
          <table:table-cell table:style-name="TableCell536">
            <text:p text:style-name="TableContents">SR22</text:p>
          </table:table-cell>
        </table:table-row>
        <table:table-row table:style-name="TableRow537">
          <table:table-cell table:style-name="TableCell538">
            <text:p text:style-name="TableContents">Funzionalità</text:p>
          </table:table-cell>
          <table:table-cell table:style-name="TableCell539">
            <text:p text:style-name="TableContents">Consente ad un Utente loggato di modificare una prenotazione precedentemente effettuata.</text:p>
          </table:table-cell>
        </table:table-row>
        <table:table-row table:style-name="TableRow540">
          <table:table-cell table:style-name="TableCell541">
            <text:p text:style-name="TableContents">Origine (stakeholder)</text:p>
          </table:table-cell>
          <table:table-cell table:style-name="TableCell542">
            <text:p text:style-name="TableContents">Utente loggato</text:p>
          </table:table-cell>
        </table:table-row>
        <table:table-row table:style-name="TableRow543">
          <table:table-cell table:style-name="TableCell544">
            <text:p text:style-name="TableContents">Priorità</text:p>
          </table:table-cell>
          <table:table-cell table:style-name="TableCell545">
            <text:p text:style-name="TableContents">45/100</text:p>
          </table:table-cell>
        </table:table-row>
        <table:table-row table:style-name="TableRow546">
          <table:table-cell table:style-name="TableCell547">
            <text:p text:style-name="TableContents">Stato</text:p>
          </table:table-cell>
          <table:table-cell table:style-name="TableCell548">
            <text:p text:style-name="TableContents">Non implementato</text:p>
          </table:table-cell>
        </table:table-row>
        <table:table-row table:style-name="TableRow549">
          <table:table-cell table:style-name="TableCell550">
            <text:p text:style-name="TableContents">Parola<text:s/>chiave</text:p>
          </table:table-cell>
          <table:table-cell table:style-name="TableCell551">
            <text:p text:style-name="Table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52">
        <table:table-columns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TableContents">Nome</text:p>
          </table:table-cell>
          <table:table-cell table:style-name="TableCell557">
            <text:p text:style-name="P558">Inserisci prezzo locazione</text:p>
          </table:table-cell>
        </table:table-row>
        <table:table-row table:style-name="TableRow559">
          <table:table-cell table:style-name="TableCell560">
            <text:p text:style-name="TableContents">Codice</text:p>
          </table:table-cell>
          <table:table-cell table:style-name="TableCell561">
            <text:p text:style-name="TableContents">SR23</text:p>
          </table:table-cell>
        </table:table-row>
        <table:table-row table:style-name="TableRow562">
          <table:table-cell table:style-name="TableCell563">
            <text:p text:style-name="TableContents">Funzionalità</text:p>
          </table:table-cell>
          <table:table-cell table:style-name="TableCell564">
            <text:p text:style-name="TableContents">Consente ad un Utente loggato, durante il processo di aggiunta di una locazione, di inserire i valori del prezzo base della locazione stessa.</text:p>
          </table:table-cell>
        </table:table-row>
        <table:table-row table:style-name="TableRow565">
          <table:table-cell table:style-name="TableCell566">
            <text:p text:style-name="TableContents">Origine (stakeholder)</text:p>
          </table:table-cell>
          <table:table-cell table:style-name="TableCell567">
            <text:p text:style-name="TableContents">Utente loggato, utente amministratore</text:p>
          </table:table-cell>
        </table:table-row>
        <table:table-row table:style-name="TableRow568">
          <table:table-cell table:style-name="TableCell569">
            <text:p text:style-name="TableContents">Priorità</text:p>
          </table:table-cell>
          <table:table-cell table:style-name="TableCell570">
            <text:p text:style-name="TableContents">100/100</text:p>
          </table:table-cell>
        </table:table-row>
        <table:table-row table:style-name="TableRow571">
          <table:table-cell table:style-name="TableCell572">
            <text:p text:style-name="TableContents">Stato</text:p>
          </table:table-cell>
          <table:table-cell table:style-name="TableCell573">
            <text:p text:style-name="TableContents">Implementato (Web app)</text:p>
          </table:table-cell>
        </table:table-row>
        <table:table-row table:style-name="TableRow574">
          <table:table-cell table:style-name="TableCell575">
            <text:p text:style-name="TableContents">Parola chiave</text:p>
          </table:table-cell>
          <table:table-cell table:style-name="TableCell576">
            <text:p text:style-name="TableContents">Must<text:s text:c="2"/>have</text:p>
          </table:table-cell>
        </table:table-row>
      </table:table>
      <text:p text:style-name="Standard"/>
      <text:p text:style-name="Standard"/>
      <table:table table:style-name="Table577">
        <table:table-columns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TableContents">Nome</text:p>
          </table:table-cell>
          <table:table-cell table:style-name="TableCell582">
            <text:p text:style-name="P583">Modifica prezzo locazione</text:p>
          </table:table-cell>
        </table:table-row>
        <table:table-row table:style-name="TableRow584">
          <table:table-cell table:style-name="TableCell585">
            <text:p text:style-name="TableContents">Codice</text:p>
          </table:table-cell>
          <table:table-cell table:style-name="TableCell586">
            <text:p text:style-name="TableContents">SR24</text:p>
          </table:table-cell>
        </table:table-row>
        <table:table-row table:style-name="TableRow587">
          <table:table-cell table:style-name="TableCell588">
            <text:p text:style-name="TableContents">Funzionalità</text:p>
          </table:table-cell>
          <table:table-cell table:style-name="TableCell589">
            <text:p text:style-name="TableContents">Consente ad un Utente loggato, durante il processo di modifica di una locazione, di cambiare i valori del prezzo base della locazione stessa rispetto al periodo dell'anno (alta, media,<text:s/>bassa stagione) e i valori del tassi aggiuntivi dei servizi offerti</text:p>
          </table:table-cell>
        </table:table-row>
        <table:table-row table:style-name="TableRow590">
          <table:table-cell table:style-name="TableCell591">
            <text:p text:style-name="TableContents">Origine (stakeholder)</text:p>
          </table:table-cell>
          <table:table-cell table:style-name="TableCell592">
            <text:p text:style-name="TableContents">Utente loggato, utente amministratore</text:p>
          </table:table-cell>
        </table:table-row>
        <table:table-row table:style-name="TableRow593">
          <table:table-cell table:style-name="TableCell594">
            <text:p text:style-name="TableContents">Priorità</text:p>
          </table:table-cell>
          <table:table-cell table:style-name="TableCell595">
            <text:p text:style-name="TableContents">45/100</text:p>
          </table:table-cell>
        </table:table-row>
        <table:table-row table:style-name="TableRow596">
          <table:table-cell table:style-name="TableCell597">
            <text:p text:style-name="TableContents">Stato</text:p>
          </table:table-cell>
          <table:table-cell table:style-name="TableCell598">
            <text:p text:style-name="TableContents">Non implementato</text:p>
          </table:table-cell>
        </table:table-row>
        <table:table-row table:style-name="TableRow599">
          <table:table-cell table:style-name="TableCell600">
            <text:p text:style-name="TableContents">Parola chiave</text:p>
          </table:table-cell>
          <table:table-cell table:style-name="TableCell601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soft-page-break/>
            <text:p text:style-name="TableContents">Nome</text:p>
          </table:table-cell>
          <table:table-cell table:style-name="TableCell607">
            <text:p text:style-name="P608">Aggiunta promozione</text:p>
          </table:table-cell>
        </table:table-row>
        <table:table-row table:style-name="TableRow609">
          <table:table-cell table:style-name="TableCell610">
            <text:p text:style-name="TableContents">Codice</text:p>
          </table:table-cell>
          <table:table-cell table:style-name="TableCell611">
            <text:p text:style-name="TableContents">SR25</text:p>
          </table:table-cell>
        </table:table-row>
        <table:table-row table:style-name="TableRow612">
          <table:table-cell table:style-name="TableCell613">
            <text:p text:style-name="TableContents">Funzionalità</text:p>
          </table:table-cell>
          <table:table-cell table:style-name="TableCell614">
            <text:p text:style-name="TableContents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leRow615">
          <table:table-cell table:style-name="TableCell616">
            <text:p text:style-name="TableContents">Origine<text:s/>(stakeholder)</text:p>
          </table:table-cell>
          <table:table-cell table:style-name="TableCell617">
            <text:p text:style-name="TableContents">Utente loggato</text:p>
          </table:table-cell>
        </table:table-row>
        <table:table-row table:style-name="TableRow618">
          <table:table-cell table:style-name="TableCell619">
            <text:p text:style-name="TableContents">Priorità</text:p>
          </table:table-cell>
          <table:table-cell table:style-name="TableCell620">
            <text:p text:style-name="TableContents">25/100</text:p>
          </table:table-cell>
        </table:table-row>
        <table:table-row table:style-name="TableRow621">
          <table:table-cell table:style-name="TableCell622">
            <text:p text:style-name="TableContents">Stato</text:p>
          </table:table-cell>
          <table:table-cell table:style-name="TableCell623">
            <text:p text:style-name="TableContents">Non implementato</text:p>
          </table:table-cell>
        </table:table-row>
        <table:table-row table:style-name="TableRow624">
          <table:table-cell table:style-name="TableCell625">
            <text:p text:style-name="TableContents">Parola chiave</text:p>
          </table:table-cell>
          <table:table-cell table:style-name="TableCell626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27">
        <table:table-columns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TableContents">Nome</text:p>
          </table:table-cell>
          <table:table-cell table:style-name="TableCell632">
            <text:p text:style-name="P633">Contatta lo Staff</text:p>
          </table:table-cell>
        </table:table-row>
        <table:table-row table:style-name="TableRow634">
          <table:table-cell table:style-name="TableCell635">
            <text:p text:style-name="TableContents">Codice</text:p>
          </table:table-cell>
          <table:table-cell table:style-name="TableCell636">
            <text:p text:style-name="TableContents">SR26</text:p>
          </table:table-cell>
        </table:table-row>
        <table:table-row table:style-name="TableRow637">
          <table:table-cell table:style-name="TableCell638">
            <text:p text:style-name="TableContents">Funzionalità</text:p>
          </table:table-cell>
          <table:table-cell table:style-name="TableCell639">
            <text:p text:style-name="TableContents">Consente ad un utente di poter contattare lo staff del sistema</text:p>
          </table:table-cell>
        </table:table-row>
        <table:table-row table:style-name="TableRow640">
          <table:table-cell table:style-name="TableCell641">
            <text:p text:style-name="TableContents">Origine (stakeholder)</text:p>
          </table:table-cell>
          <table:table-cell table:style-name="TableCell642">
            <text:p text:style-name="TableContents">Utente loggato, utente amministratore</text:p>
          </table:table-cell>
        </table:table-row>
        <table:table-row table:style-name="TableRow643">
          <table:table-cell table:style-name="TableCell644">
            <text:p text:style-name="TableContents">Priorità</text:p>
          </table:table-cell>
          <table:table-cell table:style-name="TableCell645">
            <text:p text:style-name="TableContents">75/100</text:p>
          </table:table-cell>
        </table:table-row>
        <table:table-row table:style-name="TableRow646">
          <table:table-cell table:style-name="TableCell647">
            <text:p text:style-name="TableContents">Stato</text:p>
          </table:table-cell>
          <table:table-cell table:style-name="TableCell648">
            <text:p text:style-name="TableContents">Implementato</text:p>
          </table:table-cell>
        </table:table-row>
        <table:table-row table:style-name="TableRow649">
          <table:table-cell table:style-name="TableCell650">
            <text:p text:style-name="TableContents">Parola chiave</text:p>
          </table:table-cell>
          <table:table-cell table:style-name="TableCell651">
            <text:p text:style-name="TableContents">Should have</text:p>
          </table:table-cell>
        </table:table-row>
      </table:table>
      <text:p text:style-name="Standard"/>
      <text:p text:style-name="Standard"/>
      <text:p text:style-name="Standard"/>
      <table:table table:style-name="Table652">
        <table:table-columns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TableContents">Nome</text:p>
          </table:table-cell>
          <table:table-cell table:style-name="TableCell657">
            <text:p text:style-name="P658">Gestione Comunicazione tra utenti</text:p>
          </table:table-cell>
        </table:table-row>
        <table:table-row table:style-name="TableRow659">
          <table:table-cell table:style-name="TableCell660">
            <text:p text:style-name="TableContents">Codice</text:p>
          </table:table-cell>
          <table:table-cell table:style-name="TableCell661">
            <text:p text:style-name="TableContents">SR27</text:p>
          </table:table-cell>
        </table:table-row>
        <table:table-row table:style-name="TableRow662">
          <table:table-cell table:style-name="TableCell663">
            <text:p text:style-name="TableContents">Funzionalità</text:p>
          </table:table-cell>
          <table:table-cell table:style-name="TableCell664">
            <text:p text:style-name="TableContents">Consente a due utenti registrati di poter comunicare tra loro</text:p>
          </table:table-cell>
        </table:table-row>
        <table:table-row table:style-name="TableRow665">
          <table:table-cell table:style-name="TableCell666">
            <text:p text:style-name="TableContents">Origine (stakeholder)</text:p>
          </table:table-cell>
          <table:table-cell table:style-name="TableCell667">
            <text:p text:style-name="TableContents">Utente loggato</text:p>
          </table:table-cell>
        </table:table-row>
        <table:table-row table:style-name="TableRow668">
          <table:table-cell table:style-name="TableCell669">
            <text:p text:style-name="TableContents">Priorità</text:p>
          </table:table-cell>
          <table:table-cell table:style-name="TableCell670">
            <text:p text:style-name="TableContents">90/100</text:p>
          </table:table-cell>
        </table:table-row>
        <table:table-row table:style-name="TableRow671">
          <table:table-cell table:style-name="TableCell672">
            <text:p text:style-name="TableContents">Stato</text:p>
          </table:table-cell>
          <table:table-cell table:style-name="TableCell673">
            <text:p text:style-name="TableContents">Implementato (Web app)</text:p>
          </table:table-cell>
        </table:table-row>
        <table:table-row table:style-name="TableRow674">
          <table:table-cell table:style-name="TableCell675">
            <text:p text:style-name="TableContents">Parola chiave</text:p>
          </table:table-cell>
          <table:table-cell table:style-name="TableCell676">
            <text:p text:style-name="TableContents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77">
        <table:table-columns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soft-page-break/>
            <text:p text:style-name="TableContents">Nome</text:p>
          </table:table-cell>
          <table:table-cell table:style-name="TableCell682">
            <text:p text:style-name="P683">Visualizza preventivo</text:p>
          </table:table-cell>
        </table:table-row>
        <table:table-row table:style-name="TableRow684">
          <table:table-cell table:style-name="TableCell685">
            <text:p text:style-name="TableContents">Codice</text:p>
          </table:table-cell>
          <table:table-cell table:style-name="TableCell686">
            <text:p text:style-name="TableContents">SR28</text:p>
          </table:table-cell>
        </table:table-row>
        <table:table-row table:style-name="TableRow687">
          <table:table-cell table:style-name="TableCell688">
            <text:p text:style-name="TableContents">Funzionalità</text:p>
          </table:table-cell>
          <table:table-cell table:style-name="TableCell689">
            <text:p text:style-name="TableContents">Consente ad un utente di visualizzare un riepilogo dei prezzi (con o senza aggiunta di servizi) in fase di ricerca della locazione desiderata</text:p>
          </table:table-cell>
        </table:table-row>
        <table:table-row table:style-name="TableRow690">
          <table:table-cell table:style-name="TableCell691">
            <text:p text:style-name="TableContents">Origine (stakeholder)</text:p>
          </table:table-cell>
          <table:table-cell table:style-name="TableCell692">
            <text:p text:style-name="TableContents">Utente loggato, utente generico</text:p>
          </table:table-cell>
        </table:table-row>
        <table:table-row table:style-name="TableRow693">
          <table:table-cell table:style-name="TableCell694">
            <text:p text:style-name="TableContents">Priorità</text:p>
          </table:table-cell>
          <table:table-cell table:style-name="TableCell695">
            <text:p text:style-name="TableContents">25/100</text:p>
          </table:table-cell>
        </table:table-row>
        <table:table-row table:style-name="TableRow696">
          <table:table-cell table:style-name="TableCell697">
            <text:p text:style-name="TableContents">Stato</text:p>
          </table:table-cell>
          <table:table-cell table:style-name="TableCell698">
            <text:p text:style-name="TableContents">Implementato (Web app)</text:p>
          </table:table-cell>
        </table:table-row>
        <table:table-row table:style-name="TableRow699">
          <table:table-cell table:style-name="TableCell700">
            <text:p text:style-name="TableContents">Parola chiave</text:p>
          </table:table-cell>
          <table:table-cell table:style-name="TableCell701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702">
        <table:table-columns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TableContents">Nome</text:p>
          </table:table-cell>
          <table:table-cell table:style-name="TableCell707">
            <text:p text:style-name="P708">Inserisci Domanda</text:p>
          </table:table-cell>
        </table:table-row>
        <table:table-row table:style-name="TableRow709">
          <table:table-cell table:style-name="TableCell710">
            <text:p text:style-name="TableContents">Codice</text:p>
          </table:table-cell>
          <table:table-cell table:style-name="TableCell711">
            <text:p text:style-name="TableContents">SR29</text:p>
          </table:table-cell>
        </table:table-row>
        <table:table-row table:style-name="TableRow712">
          <table:table-cell table:style-name="TableCell713">
            <text:p text:style-name="TableContents">Funzionalità</text:p>
          </table:table-cell>
          <table:table-cell table:style-name="TableCell714">
            <text:p text:style-name="TableContents">Consente ad un utente loggato di porre nuove domande <text:s/>circa la navigazione e comprensione del sito.</text:p>
            <text:p text:style-name="TableContents"/>
          </table:table-cell>
        </table:table-row>
        <table:table-row table:style-name="TableRow715">
          <table:table-cell table:style-name="TableCell716">
            <text:p text:style-name="TableContents">Origine (stakeholder)</text:p>
          </table:table-cell>
          <table:table-cell table:style-name="TableCell717">
            <text:p text:style-name="TableContents">Utente</text:p>
          </table:table-cell>
        </table:table-row>
        <table:table-row table:style-name="TableRow718">
          <table:table-cell table:style-name="TableCell719">
            <text:p text:style-name="TableContents">Priorità</text:p>
          </table:table-cell>
          <table:table-cell table:style-name="TableCell720">
            <text:p text:style-name="TableContents">25/100</text:p>
          </table:table-cell>
        </table:table-row>
        <table:table-row table:style-name="TableRow721">
          <table:table-cell table:style-name="TableCell722">
            <text:p text:style-name="TableContents">Stato</text:p>
          </table:table-cell>
          <table:table-cell table:style-name="TableCell723">
            <text:p text:style-name="TableContents">Implementato (Web app)</text:p>
          </table:table-cell>
        </table:table-row>
        <table:table-row table:style-name="TableRow724">
          <table:table-cell table:style-name="TableCell725">
            <text:p text:style-name="TableContents">Parola<text:s/>chiave</text:p>
          </table:table-cell>
          <table:table-cell table:style-name="TableCell726">
            <text:p text:style-name="TableContents">Should <text:s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727">
        <table:table-columns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>
            <text:p text:style-name="TableContents">Nome</text:p>
          </table:table-cell>
          <table:table-cell table:style-name="TableCell732">
            <text:p text:style-name="P733">Rispondi/Rimuovi Domande Utenti</text:p>
          </table:table-cell>
        </table:table-row>
        <table:table-row table:style-name="TableRow734">
          <table:table-cell table:style-name="TableCell735">
            <text:p text:style-name="TableContents">Codice</text:p>
          </table:table-cell>
          <table:table-cell table:style-name="TableCell736">
            <text:p text:style-name="TableContents">SR30</text:p>
          </table:table-cell>
        </table:table-row>
        <table:table-row table:style-name="TableRow737">
          <table:table-cell table:style-name="TableCell738">
            <text:p text:style-name="TableContents">Funzionalità</text:p>
          </table:table-cell>
          <table:table-cell table:style-name="TableCell739">
            <text:p text:style-name="TableContents">Consente ad un amministratore del sistema di rispondere alle domande degli utenti o di eliminarle.</text:p>
          </table:table-cell>
        </table:table-row>
        <table:table-row table:style-name="TableRow740">
          <table:table-cell table:style-name="TableCell741">
            <text:p text:style-name="TableContents">Origine (stakeholder)</text:p>
          </table:table-cell>
          <table:table-cell table:style-name="TableCell742">
            <text:p text:style-name="TableContents">Utente, amministratore</text:p>
          </table:table-cell>
        </table:table-row>
        <table:table-row table:style-name="TableRow743">
          <table:table-cell table:style-name="TableCell744">
            <text:p text:style-name="TableContents">Priorità</text:p>
          </table:table-cell>
          <table:table-cell table:style-name="TableCell745">
            <text:p text:style-name="TableContents">25/100</text:p>
          </table:table-cell>
        </table:table-row>
        <table:table-row table:style-name="TableRow746">
          <table:table-cell table:style-name="TableCell747">
            <text:p text:style-name="TableContents">Stato</text:p>
          </table:table-cell>
          <table:table-cell table:style-name="TableCell748">
            <text:p text:style-name="TableContents">Implementato (Standalone)</text:p>
          </table:table-cell>
        </table:table-row>
        <table:table-row table:style-name="TableRow749">
          <table:table-cell table:style-name="TableCell750">
            <text:p text:style-name="TableContents">Parola chiave</text:p>
          </table:table-cell>
          <table:table-cell table:style-name="TableCell751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752">
        <table:table-columns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soft-page-break/>
            <text:p text:style-name="TableContents">Nome</text:p>
          </table:table-cell>
          <table:table-cell table:style-name="TableCell757">
            <text:p text:style-name="P758">Ricerca per tipo locazione</text:p>
          </table:table-cell>
        </table:table-row>
        <table:table-row table:style-name="TableRow759">
          <table:table-cell table:style-name="TableCell760">
            <text:p text:style-name="TableContents">Codice</text:p>
          </table:table-cell>
          <table:table-cell table:style-name="TableCell761">
            <text:p text:style-name="TableContents">SR31</text:p>
          </table:table-cell>
        </table:table-row>
        <table:table-row table:style-name="TableRow762">
          <table:table-cell table:style-name="TableCell763">
            <text:p text:style-name="TableContents">Funzionalità</text:p>
          </table:table-cell>
          <table:table-cell table:style-name="TableCell764">
            <text:p text:style-name="TableContents">Consente ad un utente registrato di ricercare locazioni all'interno del sistema in base al tipo di locazione oltre ai parametri del requisito SR09(Ricerca locazioni).</text:p>
          </table:table-cell>
        </table:table-row>
        <table:table-row table:style-name="TableRow765">
          <table:table-cell table:style-name="TableCell766">
            <text:p text:style-name="TableContents">Origine<text:s/>(stakeholder)</text:p>
          </table:table-cell>
          <table:table-cell table:style-name="TableCell767">
            <text:p text:style-name="TableContents">Utente loggato</text:p>
          </table:table-cell>
        </table:table-row>
        <table:table-row table:style-name="TableRow768">
          <table:table-cell table:style-name="TableCell769">
            <text:p text:style-name="TableContents">Priorità</text:p>
          </table:table-cell>
          <table:table-cell table:style-name="TableCell770">
            <text:p text:style-name="TableContents">25/100</text:p>
          </table:table-cell>
        </table:table-row>
        <table:table-row table:style-name="TableRow771">
          <table:table-cell table:style-name="TableCell772">
            <text:p text:style-name="TableContents">Stato</text:p>
          </table:table-cell>
          <table:table-cell table:style-name="TableCell773">
            <text:p text:style-name="TableContents">Implementato (Web app)</text:p>
          </table:table-cell>
        </table:table-row>
        <table:table-row table:style-name="TableRow774">
          <table:table-cell table:style-name="TableCell775">
            <text:p text:style-name="TableContents">Parola chiave</text:p>
          </table:table-cell>
          <table:table-cell table:style-name="TableCell776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77">
        <table:table-columns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TableContents">Nome</text:p>
          </table:table-cell>
          <table:table-cell table:style-name="TableCell782">
            <text:p text:style-name="P783">Ricerca per tipo locazione avanzata</text:p>
          </table:table-cell>
        </table:table-row>
        <table:table-row table:style-name="TableRow784">
          <table:table-cell table:style-name="TableCell785">
            <text:p text:style-name="TableContents">Codice</text:p>
          </table:table-cell>
          <table:table-cell table:style-name="TableCell786">
            <text:p text:style-name="TableContents">SR32</text:p>
          </table:table-cell>
        </table:table-row>
        <table:table-row table:style-name="TableRow787">
          <table:table-cell table:style-name="TableCell788">
            <text:p text:style-name="TableContents">Funzionalità</text:p>
          </table:table-cell>
          <table:table-cell table:style-name="TableCell789">
            <text:p text:style-name="TableContents">Consente ad un utente registrato di ricercare locazioni all'interno del sistema in base a caratteristiche specifiche per il tipo di locazione oltre ai parametri del requisito<text:s/>SR30(Ricerca per tipo locazione)</text:p>
          </table:table-cell>
        </table:table-row>
        <table:table-row table:style-name="TableRow790">
          <table:table-cell table:style-name="TableCell791">
            <text:p text:style-name="TableContents">Origine (stakeholder)</text:p>
          </table:table-cell>
          <table:table-cell table:style-name="TableCell792">
            <text:p text:style-name="TableContents">Utente loggato</text:p>
          </table:table-cell>
        </table:table-row>
        <table:table-row table:style-name="TableRow793">
          <table:table-cell table:style-name="TableCell794">
            <text:p text:style-name="TableContents">Priorità</text:p>
          </table:table-cell>
          <table:table-cell table:style-name="TableCell795">
            <text:p text:style-name="TableContents">25/100</text:p>
          </table:table-cell>
        </table:table-row>
        <table:table-row table:style-name="TableRow796">
          <table:table-cell table:style-name="TableCell797">
            <text:p text:style-name="TableContents">Stato</text:p>
          </table:table-cell>
          <table:table-cell table:style-name="TableCell798">
            <text:p text:style-name="TableContents">Implementato (Web app)</text:p>
          </table:table-cell>
        </table:table-row>
        <table:table-row table:style-name="TableRow799">
          <table:table-cell table:style-name="TableCell800">
            <text:p text:style-name="TableContents">Parola chiave</text:p>
          </table:table-cell>
          <table:table-cell table:style-name="TableCell801">
            <text:p text:style-name="TableContents">Should<text:s text:c="2"/>have</text:p>
          </table:table-cell>
        </table:table-row>
      </table:table>
      <text:p text:style-name="Standard"/>
      <text:p text:style-name="Standard"/>
      <text:p text:style-name="Standard"/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TableContents">Nome</text:p>
          </table:table-cell>
          <table:table-cell table:style-name="TableCell807">
            <text:p text:style-name="P808">Rimuovi utente web app</text:p>
          </table:table-cell>
        </table:table-row>
        <table:table-row table:style-name="TableRow809">
          <table:table-cell table:style-name="TableCell810">
            <text:p text:style-name="TableContents">Codice</text:p>
          </table:table-cell>
          <table:table-cell table:style-name="TableCell811">
            <text:p text:style-name="TableContents">SR33</text:p>
          </table:table-cell>
        </table:table-row>
        <table:table-row table:style-name="TableRow812">
          <table:table-cell table:style-name="TableCell813">
            <text:p text:style-name="TableContents">Funzionalità</text:p>
          </table:table-cell>
          <table:table-cell table:style-name="TableCell814">
            <text:p text:style-name="TableContents">Consente ad un amministratore di rimuovere un utente della Web app</text:p>
          </table:table-cell>
        </table:table-row>
        <table:table-row table:style-name="TableRow815">
          <table:table-cell table:style-name="TableCell816">
            <text:p text:style-name="TableContents">Origine (stakeholder)</text:p>
          </table:table-cell>
          <table:table-cell table:style-name="TableCell817">
            <text:p text:style-name="TableContents">Utente amministratore</text:p>
          </table:table-cell>
        </table:table-row>
        <table:table-row table:style-name="TableRow818">
          <table:table-cell table:style-name="TableCell819">
            <text:p text:style-name="TableContents">Priorità</text:p>
          </table:table-cell>
          <table:table-cell table:style-name="TableCell820">
            <text:p text:style-name="TableContents">80/100</text:p>
          </table:table-cell>
        </table:table-row>
        <table:table-row table:style-name="TableRow821">
          <table:table-cell table:style-name="TableCell822">
            <text:p text:style-name="TableContents">Stato</text:p>
          </table:table-cell>
          <table:table-cell table:style-name="TableCell823">
            <text:p text:style-name="TableContents">Implementato (Standalone app)</text:p>
          </table:table-cell>
        </table:table-row>
        <table:table-row table:style-name="TableRow824">
          <table:table-cell table:style-name="TableCell825">
            <text:p text:style-name="TableContents">Parola chiave</text:p>
          </table:table-cell>
          <table:table-cell table:style-name="TableCell826">
            <text:p text:style-name="TableContents">Must<text:s text:c="2"/>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27">
        <table:table-columns>
          <table:table-column table:style-name="TableColumn828"/>
          <table:table-column table:style-name="TableColumn829"/>
        </table:table-columns>
        <table:table-row table:style-name="TableRow830">
          <table:table-cell table:style-name="TableCell831">
            <text:soft-page-break/>
            <text:p text:style-name="TableContents">Nome</text:p>
          </table:table-cell>
          <table:table-cell table:style-name="TableCell832">
            <text:p text:style-name="P833">Rimuovi dati utente web app</text:p>
          </table:table-cell>
        </table:table-row>
        <table:table-row table:style-name="TableRow834">
          <table:table-cell table:style-name="TableCell835">
            <text:p text:style-name="TableContents">Codice</text:p>
          </table:table-cell>
          <table:table-cell table:style-name="TableCell836">
            <text:p text:style-name="TableContents">SR34</text:p>
          </table:table-cell>
        </table:table-row>
        <table:table-row table:style-name="TableRow837">
          <table:table-cell table:style-name="TableCell838">
            <text:p text:style-name="TableContents">Funzionalità</text:p>
          </table:table-cell>
          <table:table-cell table:style-name="TableCell839">
            <text:p text:style-name="TableContents">Consente ad un amministratore di rimuovere i dati di un utente della Web app, quindi verranno rimosse sia le locazioni proprie dell’utente, sia le prenotazioni effettuate per le sue<text:s/>locazioni e anche le prenotazioni effettuate dall’utente in altre locazioni.</text:p>
          </table:table-cell>
        </table:table-row>
        <table:table-row table:style-name="TableRow840">
          <table:table-cell table:style-name="TableCell841">
            <text:p text:style-name="TableContents">Origine (stakeholder)</text:p>
          </table:table-cell>
          <table:table-cell table:style-name="TableCell842">
            <text:p text:style-name="TableContents">Utente amministratore</text:p>
          </table:table-cell>
        </table:table-row>
        <table:table-row table:style-name="TableRow843">
          <table:table-cell table:style-name="TableCell844">
            <text:p text:style-name="TableContents">Priorità</text:p>
          </table:table-cell>
          <table:table-cell table:style-name="TableCell845">
            <text:p text:style-name="TableContents">80/100</text:p>
          </table:table-cell>
        </table:table-row>
        <table:table-row table:style-name="TableRow846">
          <table:table-cell table:style-name="TableCell847">
            <text:p text:style-name="TableContents">Stato</text:p>
          </table:table-cell>
          <table:table-cell table:style-name="TableCell848">
            <text:p text:style-name="TableContents">Implementato (Standalone app)</text:p>
          </table:table-cell>
        </table:table-row>
        <table:table-row table:style-name="TableRow849">
          <table:table-cell table:style-name="TableCell850">
            <text:p text:style-name="TableContents">Parola chiave</text:p>
          </table:table-cell>
          <table:table-cell table:style-name="TableCell851">
            <text:p text:style-name="TableContents">Must<text:s text:c="2"/>hav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fredo Milani</dc:creator>
    <meta:creation-date>2016-02-20T10:19:00Z</meta:creation-date>
    <dc:date>2017-02-08T00:44:00Z</dc:date>
    <meta:template xlink:href="Normal" xlink:type="simple"/>
    <meta:editing-cycles>30</meta:editing-cycles>
    <meta:editing-duration>PT19860S</meta:editing-duration>
    <meta:document-statistic meta:page-count="12" meta:paragraph-count="20" meta:word-count="1510" meta:character-count="10101" meta:row-count="71" meta:non-whitespace-character-count="8611"/>
  </office:meta>
</office:document-meta>
</file>